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text-indent="1.27cm" fo:line-height="115%" fo:margin-left="0cm" style:writing-mode="lr-tb"/>
    </style:style>
    <style:style style:name="P2" style:family="paragraph" style:parent-style-name="Standard">
      <style:paragraph-properties fo:break-before="auto" fo:text-indent="1.27cm" fo:line-height="115%" fo:margin-left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P3" style:family="paragraph" style:parent-style-name="Standard">
      <style:paragraph-properties fo:break-before="auto" fo:text-indent="1.27cm" fo:line-height="115%" fo:margin-left="0cm" style:writing-mode="lr-tb"/>
    </style:style>
    <style:style style:name="T3_1" style:family="text"/>
    <style:style style:name="P4" style:family="paragraph" style:parent-style-name="Standard">
      <style:paragraph-properties fo:break-before="auto" fo:text-indent="1.27cm" fo:line-height="115%" fo:margin-lef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P5" style:family="paragraph" style:parent-style-name="Standard">
      <style:paragraph-properties fo:break-before="auto" fo:text-indent="1.27cm" fo:line-height="115%" fo:margin-left="0cm" style:writing-mode="lr-tb"/>
    </style:style>
    <style:style style:name="P6" style:family="paragraph" style:parent-style-name="Standard">
      <style:paragraph-properties fo:break-before="auto" fo:text-indent="1.27cm" fo:line-height="115%" fo:margin-lef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text-indent="1.27cm" fo:line-height="115%" fo:margin-left="1.27cm" style:writing-mode="lr-tb"/>
    </style:style>
    <style:style style:name="T7_1" style:family="text"/>
    <style:style style:name="P8" style:family="paragraph" style:parent-style-name="Standard">
      <style:paragraph-properties fo:break-before="auto" fo:text-indent="1.27cm" fo:line-height="115%" fo:margin-lef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text-indent="1.27cm" fo:line-height="115%" fo:margin-left="0cm" style:writing-mode="lr-tb"/>
    </style:style>
    <style:style style:name="T9_1" style:family="text"/>
    <style:style style:name="P10" style:family="paragraph" style:parent-style-name="Standard">
      <style:paragraph-properties fo:break-before="auto" fo:text-indent="1.27cm" fo:line-height="115%" fo:margin-left="0cm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text-indent="1.27cm" fo:line-height="115%" fo:margin-left="0cm" style:writing-mode="lr-tb"/>
    </style:style>
    <style:style style:name="T11_1" style:family="text"/>
    <style:style style:name="P12" style:family="paragraph" style:parent-style-name="Standard">
      <style:paragraph-properties fo:break-before="auto" fo:text-indent="1.27cm" fo:line-height="115%" fo:margin-left="0cm" style:writing-mode="lr-tb"/>
    </style:style>
    <style:style style:name="P13" style:family="paragraph" style:parent-style-name="Standard">
      <style:paragraph-properties fo:break-before="auto" fo:text-indent="1.27cm" fo:line-height="115%" fo:margin-lef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>
      <style:text-properties fo:font-weight="bold" style:font-weight-asian="bold" style:font-weight-complex="bold"/>
    </style:style>
    <style:style style:name="T13_14" style:family="text">
      <style:text-properties fo:font-weight="bold" style:font-weight-asian="bold" style:font-weight-complex="bold"/>
    </style:style>
    <style:style style:name="T13_15" style:family="text">
      <style:text-properties fo:font-weight="bold" style:font-weight-asian="bold" style:font-weight-complex="bold"/>
    </style:style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P14" style:family="paragraph" style:parent-style-name="Standard">
      <style:paragraph-properties fo:break-before="auto" fo:text-indent="1.27cm" fo:line-height="115%" fo:margin-left="0cm" style:writing-mode="lr-tb"/>
    </style:style>
    <style:style style:name="P15" style:family="paragraph" style:parent-style-name="Standard">
      <style:paragraph-properties fo:break-before="auto" fo:text-indent="1.27cm" fo:line-height="115%" fo:margin-left="1.27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text-indent="1.27cm" fo:line-height="115%" fo:margin-left="1.27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text-indent="1.27cm" fo:line-height="115%" fo:margin-left="0cm" style:writing-mode="lr-tb"/>
    </style:style>
    <style:style style:name="P18" style:family="paragraph" style:parent-style-name="Standard">
      <style:paragraph-properties fo:break-before="auto" fo:text-indent="1.27cm" fo:line-height="115%" fo:margin-left="1.27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text-indent="1.27cm" fo:line-height="115%" fo:margin-left="0cm" style:writing-mode="lr-tb"/>
    </style:style>
    <style:style style:name="T19_1" style:family="text"/>
    <style:style style:name="P20" style:family="paragraph" style:parent-style-name="Standard">
      <style:paragraph-properties fo:break-before="auto" fo:text-indent="1.27cm" fo:line-height="115%" fo:margin-left="1.27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P21" style:family="paragraph" style:parent-style-name="Standard">
      <style:paragraph-properties fo:break-before="auto" fo:text-indent="1.27cm" fo:line-height="115%" fo:margin-left="0cm" style:writing-mode="lr-tb"/>
    </style:style>
    <style:style style:name="P22" style:family="paragraph" style:parent-style-name="Standard">
      <style:paragraph-properties fo:break-before="auto" fo:text-indent="1.27cm" fo:line-height="115%" fo:margin-left="1.27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fo:text-indent="1.27cm" fo:line-height="115%" fo:margin-left="1.27cm" style:writing-mode="lr-tb"/>
    </style:style>
    <style:style style:name="T23_1" style:family="text"/>
    <style:style style:name="P24" style:family="paragraph" style:parent-style-name="Standard">
      <style:paragraph-properties fo:break-before="auto" fo:text-indent="1.27cm" fo:line-height="115%" fo:margin-lef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text-indent="1.27cm" fo:line-height="115%" fo:margin-left="0cm" style:writing-mode="lr-tb"/>
    </style:style>
    <style:style style:name="P26" style:family="paragraph" style:parent-style-name="Standard">
      <style:paragraph-properties fo:break-before="auto" fo:text-indent="1.27cm" fo:line-height="115%" fo:margin-left="0cm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text-indent="1.27cm" fo:line-height="115%" fo:margin-left="1.27cm" style:writing-mode="lr-tb"/>
    </style:style>
    <style:style style:name="T27_1" style:family="text"/>
    <style:style style:name="P28" style:family="paragraph" style:parent-style-name="Standard">
      <style:paragraph-properties fo:break-before="auto" fo:text-indent="1.27cm" fo:line-height="115%" fo:margin-left="0cm" style:writing-mode="lr-tb"/>
    </style:style>
    <style:style style:name="P29" style:family="paragraph" style:parent-style-name="Standard">
      <style:paragraph-properties fo:break-before="auto" fo:text-indent="1.27cm" fo:line-height="115%" fo:margin-left="1.27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break-before="auto" fo:text-indent="1.27cm" fo:line-height="115%" fo:margin-left="1.27cm" style:writing-mode="lr-tb"/>
    </style:style>
    <style:style style:name="T30_1" style:family="text"/>
    <style:style style:name="P31" style:family="paragraph" style:parent-style-name="Standard">
      <style:paragraph-properties fo:break-before="auto" fo:text-indent="1.27cm" fo:line-height="115%" fo:margin-left="1.27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text-indent="1.27cm" fo:line-height="115%" fo:margin-lef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text-indent="1.27cm" fo:line-height="115%" fo:margin-left="1.27cm" style:writing-mode="lr-tb"/>
    </style:style>
    <style:style style:name="T33_1" style:family="text"/>
    <style:style style:name="P34" style:family="paragraph" style:parent-style-name="Standard">
      <style:paragraph-properties fo:break-before="auto" fo:text-indent="0cm" fo:line-height="115%" fo:margin-lef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P35" style:family="paragraph" style:parent-style-name="Standard">
      <style:paragraph-properties fo:break-before="auto" fo:text-indent="0cm" fo:line-height="115%" fo:margin-left="0cm" style:writing-mode="lr-tb"/>
    </style:style>
    <style:style style:name="P36" style:family="paragraph" style:parent-style-name="Standard">
      <style:paragraph-properties fo:break-before="auto" fo:text-indent="0cm" fo:line-height="115%" fo:margin-left="0cm" style:writing-mode="lr-tb"/>
    </style:style>
    <style:style style:name="T36_1" style:family="text"/>
    <style:style style:name="P37" style:family="paragraph" style:parent-style-name="Standard">
      <style:paragraph-properties fo:break-before="auto" fo:text-indent="0cm" fo:line-height="115%" fo:margin-left="0cm" style:writing-mode="lr-tb"/>
    </style:style>
    <style:style style:name="P38" style:family="paragraph" style:parent-style-name="Standard">
      <style:paragraph-properties fo:break-before="auto" fo:text-indent="1.27cm" fo:line-height="115%" fo:margin-lef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T38_153" style:family="text"/>
    <style:style style:name="T38_154" style:family="text"/>
    <style:style style:name="T38_155" style:family="text"/>
    <style:style style:name="T38_156" style:family="text"/>
    <style:style style:name="T38_157" style:family="text"/>
    <style:style style:name="T38_158" style:family="text"/>
    <style:style style:name="T38_159" style:family="text"/>
    <style:style style:name="T38_160" style:family="text"/>
    <style:style style:name="T38_161" style:family="text"/>
    <style:style style:name="T38_162" style:family="text"/>
    <style:style style:name="T38_163" style:family="text"/>
    <style:style style:name="T38_164" style:family="text"/>
    <style:style style:name="T38_165" style:family="text"/>
    <style:style style:name="T38_166" style:family="text"/>
    <style:style style:name="T38_167" style:family="text"/>
    <style:style style:name="T38_168" style:family="text"/>
    <style:style style:name="T38_169" style:family="text"/>
    <style:style style:name="T38_170" style:family="text"/>
    <style:style style:name="T38_171" style:family="text"/>
    <style:style style:name="T38_172" style:family="text"/>
    <style:style style:name="P39" style:family="paragraph" style:parent-style-name="Standard">
      <style:paragraph-properties fo:break-before="auto" fo:text-indent="0cm" fo:line-height="115%" fo:margin-left="0cm" style:writing-mode="lr-tb"/>
    </style:style>
    <style:style style:name="P40" style:family="paragraph" style:parent-style-name="Standard">
      <style:paragraph-properties fo:break-before="auto" fo:text-indent="0cm" fo:line-height="115%" fo:margin-lef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T40_135" style:family="text"/>
    <style:style style:name="T40_136" style:family="text"/>
    <style:style style:name="T40_137" style:family="text"/>
    <style:style style:name="T40_138" style:family="text"/>
    <style:style style:name="T40_139" style:family="text"/>
    <style:style style:name="T40_140" style:family="text"/>
    <style:style style:name="T40_141" style:family="text"/>
    <style:style style:name="T40_142" style:family="text"/>
    <style:style style:name="T40_143" style:family="text"/>
    <style:style style:name="T40_144" style:family="text"/>
    <style:style style:name="T40_145" style:family="text"/>
    <style:style style:name="T40_146" style:family="text"/>
    <style:style style:name="T40_147" style:family="text"/>
    <style:style style:name="T40_148" style:family="text"/>
    <style:style style:name="T40_149" style:family="text"/>
    <style:style style:name="T40_150" style:family="text"/>
    <style:style style:name="T40_151" style:family="text"/>
    <style:style style:name="T40_152" style:family="text"/>
    <style:style style:name="T40_153" style:family="text"/>
    <style:style style:name="T40_154" style:family="text"/>
    <style:style style:name="T40_155" style:family="text"/>
    <style:style style:name="T40_156" style:family="text"/>
    <style:style style:name="T40_157" style:family="text"/>
    <style:style style:name="T40_158" style:family="text"/>
    <style:style style:name="T40_159" style:family="text"/>
    <style:style style:name="T40_160" style:family="text"/>
    <style:style style:name="T40_161" style:family="text"/>
    <style:style style:name="T40_162" style:family="text"/>
    <style:style style:name="T40_163" style:family="text"/>
    <style:style style:name="T40_164" style:family="text"/>
    <style:style style:name="T40_165" style:family="text"/>
    <style:style style:name="T40_166" style:family="text"/>
    <style:style style:name="T40_167" style:family="text"/>
    <style:style style:name="T40_168" style:family="text"/>
    <style:style style:name="T40_169" style:family="text"/>
    <style:style style:name="T40_170" style:family="text"/>
    <style:style style:name="T40_171" style:family="text"/>
    <style:style style:name="T40_172" style:family="text"/>
    <style:style style:name="T40_173" style:family="text"/>
    <style:style style:name="T40_174" style:family="text"/>
    <style:style style:name="T40_175" style:family="text"/>
    <style:style style:name="T40_176" style:family="text"/>
    <style:style style:name="T40_177" style:family="text"/>
    <style:style style:name="T40_178" style:family="text"/>
    <style:style style:name="T40_179" style:family="text"/>
    <style:style style:name="T40_180" style:family="text"/>
    <style:style style:name="T40_181" style:family="text"/>
    <style:style style:name="T40_182" style:family="text"/>
    <style:style style:name="T40_183" style:family="text"/>
    <style:style style:name="T40_184" style:family="text"/>
    <style:style style:name="T40_185" style:family="text"/>
    <style:style style:name="T40_186" style:family="text"/>
    <style:style style:name="T40_187" style:family="text"/>
    <style:style style:name="T40_188" style:family="text"/>
    <style:style style:name="T40_189" style:family="text"/>
    <style:style style:name="T40_190" style:family="text"/>
    <style:style style:name="T40_191" style:family="text"/>
    <style:style style:name="T40_192" style:family="text"/>
    <style:style style:name="T40_193" style:family="text"/>
    <style:style style:name="T40_194" style:family="text"/>
    <style:style style:name="T40_195" style:family="text"/>
    <style:style style:name="T40_196" style:family="text"/>
    <style:style style:name="T40_197" style:family="text"/>
    <style:style style:name="T40_198" style:family="text"/>
    <style:style style:name="T40_199" style:family="text"/>
    <style:style style:name="T40_200" style:family="text"/>
    <style:style style:name="T40_201" style:family="text"/>
    <style:style style:name="T40_202" style:family="text"/>
    <style:style style:name="T40_203" style:family="text"/>
    <style:style style:name="T40_204" style:family="text"/>
    <style:style style:name="T40_205" style:family="text"/>
    <style:style style:name="T40_206" style:family="text"/>
    <style:style style:name="T40_207" style:family="text"/>
    <style:style style:name="T40_208" style:family="text"/>
    <style:style style:name="T40_209" style:family="text"/>
    <style:style style:name="T40_210" style:family="text"/>
    <style:style style:name="T40_211" style:family="text"/>
    <style:style style:name="T40_212" style:family="text"/>
    <style:style style:name="T40_213" style:family="text"/>
    <style:style style:name="T40_214" style:family="text"/>
    <style:style style:name="T40_215" style:family="text"/>
    <style:style style:name="T40_216" style:family="text"/>
    <style:style style:name="T40_217" style:family="text"/>
    <style:style style:name="T40_218" style:family="text"/>
    <style:style style:name="T40_219" style:family="text"/>
    <style:style style:name="T40_220" style:family="text"/>
    <style:style style:name="T40_221" style:family="text"/>
    <style:style style:name="T40_222" style:family="text"/>
    <style:style style:name="T40_223" style:family="text"/>
    <style:style style:name="T40_224" style:family="text"/>
    <style:style style:name="T40_225" style:family="text"/>
    <style:style style:name="T40_226" style:family="text"/>
    <style:style style:name="T40_227" style:family="text"/>
    <style:style style:name="T40_228" style:family="text"/>
    <style:style style:name="T40_229" style:family="text"/>
    <style:style style:name="T40_230" style:family="text"/>
    <style:style style:name="T40_231" style:family="text"/>
    <style:style style:name="T40_232" style:family="text"/>
    <style:style style:name="T40_233" style:family="text"/>
    <style:style style:name="T40_234" style:family="text"/>
    <style:style style:name="T40_235" style:family="text"/>
    <style:style style:name="T40_236" style:family="text"/>
    <style:style style:name="T40_237" style:family="text"/>
    <style:style style:name="T40_238" style:family="text"/>
    <style:style style:name="T40_239" style:family="text"/>
    <style:style style:name="T40_240" style:family="text"/>
    <style:style style:name="T40_241" style:family="text"/>
    <style:style style:name="P41" style:family="paragraph" style:parent-style-name="Standard">
      <style:paragraph-properties fo:break-before="auto" fo:text-indent="0cm" fo:line-height="115%" fo:margin-left="0cm" style:writing-mode="lr-tb"/>
    </style:style>
    <style:style style:name="P42" style:family="paragraph" style:parent-style-name="Standard">
      <style:paragraph-properties fo:break-before="auto" fo:text-indent="1.27cm" fo:line-height="115%" fo:margin-left="1.27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text-indent="1.27cm" fo:line-height="115%" fo:margin-left="1.27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break-before="auto" fo:text-indent="1.27cm" fo:line-height="115%" fo:margin-left="1.27cm" style:writing-mode="lr-tb"/>
    </style:style>
    <style:style style:name="P45" style:family="paragraph" style:parent-style-name="Standard">
      <style:paragraph-properties fo:break-before="auto" fo:text-indent="1.27cm" fo:line-height="115%" fo:margin-left="1.27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P46" style:family="paragraph" style:parent-style-name="Standard">
      <style:paragraph-properties fo:break-before="auto" fo:text-indent="1.27cm" fo:line-height="115%" fo:margin-left="1.27cm" style:writing-mode="lr-tb"/>
    </style:style>
    <style:style style:name="P47" style:family="paragraph" style:parent-style-name="Standard">
      <style:paragraph-properties fo:break-before="auto" fo:text-indent="1.27cm" fo:line-height="115%" fo:margin-left="1.27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P48" style:family="paragraph" style:parent-style-name="Standard">
      <style:paragraph-properties fo:break-before="auto" fo:text-indent="1.27cm" fo:line-height="115%" fo:margin-left="1.27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text-indent="1.27cm" fo:line-height="115%" fo:margin-left="1.27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break-before="auto" fo:text-indent="1.27cm" fo:line-height="115%" fo:margin-left="1.27cm" style:writing-mode="lr-tb"/>
    </style:style>
    <style:style style:name="P51" style:family="paragraph" style:parent-style-name="Standard">
      <style:paragraph-properties fo:break-before="auto" fo:text-indent="1.27cm" fo:line-height="115%" fo:margin-left="1.27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text-indent="1.27cm" fo:line-height="115%" fo:margin-left="1.27cm" style:writing-mode="lr-tb"/>
    </style:style>
    <style:style style:name="P53" style:family="paragraph" style:parent-style-name="Standard">
      <style:paragraph-properties fo:break-before="auto" fo:text-indent="1.27cm" fo:line-height="115%" fo:margin-left="1.27cm" style:writing-mode="lr-tb"/>
    </style:style>
    <style:style style:name="T53_1" style:family="text"/>
    <style:style style:name="P54" style:family="paragraph" style:parent-style-name="Standard">
      <style:paragraph-properties fo:break-before="auto" fo:text-indent="1.27cm" fo:line-height="115%" fo:margin-left="1.27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text-indent="1.27cm" fo:line-height="115%" fo:margin-left="1.27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Standard">
      <style:paragraph-properties fo:break-before="auto" fo:text-indent="1.27cm" fo:line-height="115%" fo:margin-left="1.27cm" style:writing-mode="lr-tb"/>
    </style:style>
    <style:style style:name="P57" style:family="paragraph" style:parent-style-name="Standard">
      <style:paragraph-properties fo:break-before="auto" fo:text-indent="1.27cm" fo:line-height="115%" fo:margin-left="1.27cm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text-indent="1.27cm" fo:line-height="115%" fo:margin-left="1.27cm" style:writing-mode="lr-tb"/>
    </style:style>
    <style:style style:name="T58_1" style:family="text"/>
    <style:style style:name="P59" style:family="paragraph" style:parent-style-name="Standard">
      <style:paragraph-properties fo:break-before="auto" fo:text-indent="1.27cm" fo:line-height="115%" fo:margin-left="1.27cm" style:writing-mode="lr-tb"/>
    </style:style>
    <style:style style:name="P60" style:family="paragraph" style:parent-style-name="Standard">
      <style:paragraph-properties fo:break-before="auto" fo:text-indent="1.27cm" fo:line-height="115%" fo:margin-left="1.27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text-indent="1.27cm" fo:line-height="115%" fo:margin-left="1.27cm" style:writing-mode="lr-tb"/>
    </style:style>
    <style:style style:name="T61_1" style:family="text"/>
    <style:style style:name="P62" style:family="paragraph" style:parent-style-name="Standard">
      <style:paragraph-properties fo:break-before="auto" fo:text-indent="1.27cm" fo:line-height="115%" fo:margin-left="1.27cm" style:writing-mode="lr-tb"/>
    </style:style>
    <style:style style:name="P63" style:family="paragraph" style:parent-style-name="Standard">
      <style:paragraph-properties fo:break-before="auto" fo:text-indent="1.27cm" fo:line-height="115%" fo:margin-left="1.27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P64" style:family="paragraph" style:parent-style-name="Standard">
      <style:paragraph-properties fo:break-before="auto" fo:text-indent="1.27cm" fo:line-height="115%" fo:margin-left="1.27cm" style:writing-mode="lr-tb"/>
    </style:style>
    <style:style style:name="T64_1" style:family="text"/>
    <style:style style:name="P65" style:family="paragraph" style:parent-style-name="Standard">
      <style:paragraph-properties fo:break-before="auto" fo:text-indent="1.27cm" fo:line-height="115%" fo:margin-left="1.27cm" style:writing-mode="lr-tb"/>
    </style:style>
    <style:style style:name="P66" style:family="paragraph" style:parent-style-name="Standard">
      <style:paragraph-properties fo:break-before="auto" fo:text-indent="1.27cm" fo:line-height="115%" fo:margin-left="1.27cm" style:writing-mode="lr-tb"/>
    </style:style>
    <style:style style:name="P67" style:family="paragraph" style:parent-style-name="Standard">
      <style:paragraph-properties fo:break-before="auto" fo:text-indent="1.27cm" fo:line-height="115%" fo:margin-left="1.27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P68" style:family="paragraph" style:parent-style-name="Standard">
      <style:paragraph-properties fo:break-before="auto" fo:text-indent="1.27cm" fo:line-height="115%" fo:margin-left="1.27cm" style:writing-mode="lr-tb"/>
    </style:style>
    <style:style style:name="T68_1" style:family="text"/>
    <style:style style:name="P69" style:family="paragraph" style:parent-style-name="Standard">
      <style:paragraph-properties fo:break-before="auto" fo:text-indent="1.27cm" fo:line-height="115%" fo:margin-left="1.27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P70" style:family="paragraph" style:parent-style-name="Standard">
      <style:paragraph-properties fo:break-before="auto" fo:text-indent="1.27cm" fo:line-height="115%" fo:margin-left="1.27cm" style:writing-mode="lr-tb"/>
    </style:style>
    <style:style style:name="T70_1" style:family="text"/>
    <style:style style:name="P71" style:family="paragraph" style:parent-style-name="Standard">
      <style:paragraph-properties fo:break-before="auto" fo:text-indent="0cm" fo:line-height="115%" fo:margin-left="0cm" style:writing-mode="lr-tb"/>
    </style:style>
    <style:style style:name="P72" style:family="paragraph" style:parent-style-name="Standard">
      <style:paragraph-properties fo:break-before="auto" fo:text-indent="1.27cm" fo:line-height="115%" fo:margin-left="1.27cm" style:writing-mode="lr-tb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P74" style:family="paragraph" style:parent-style-name="Standard">
      <style:paragraph-properties fo:break-before="auto" fo:text-indent="0cm" fo:line-height="115%" fo:margin-left="0cm" style:writing-mode="lr-tb"/>
    </style:style>
    <style:style style:name="P75" style:family="paragraph" style:parent-style-name="Standard">
      <style:paragraph-properties fo:break-before="auto" fo:text-indent="0cm" fo:line-height="115%" fo:margin-left="0cm" style:writing-mode="lr-tb"/>
    </style:style>
    <style:style style:name="Table1" style:family="table">
      <style:table-properties table:align="left" style:width="3.942cm" fo:margin-left="0.176cm"/>
    </style:style>
    <style:style style:name="Column1" style:family="table-column">
      <style:table-column-properties style:column-width="3.94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text-indent="0cm" fo:line-height="115%" fo:margin-left="0cm" style:writing-mode="lr-tb"/>
    </style:style>
    <style:style style:name="P79" style:family="paragraph" style:parent-style-name="Standard">
      <style:paragraph-properties fo:break-before="auto" fo:text-indent="0cm" fo:line-height="115%" fo:margin-left="0cm" style:writing-mode="lr-tb"/>
    </style:style>
    <style:style style:name="P80" style:family="paragraph" style:parent-style-name="Standard">
      <style:paragraph-properties fo:break-before="auto" fo:text-indent="1.27cm" fo:line-height="115%" fo:margin-lef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able2" style:family="table">
      <style:table-properties table:align="left" style:width="16.51cm" fo:margin-left="0.176cm"/>
    </style:style>
    <style:style style:name="Column2" style:family="table-column">
      <style:table-column-properties style:column-width="1.614cm"/>
    </style:style>
    <style:style style:name="Column3" style:family="table-column">
      <style:table-column-properties style:column-width="14.896cm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-1.27cm" fo:line-height="100%" fo:margin-top="0cm" fo:margin-bottom="0cm" fo:margin-left="1.27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-1.27cm" fo:line-height="100%" fo:margin-top="0cm" fo:margin-bottom="0cm" fo:margin-left="1.27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break-before="auto" fo:text-indent="0cm" fo:line-height="115%" fo:margin-left="1.27cm" style:writing-mode="lr-tb"/>
    </style:style>
    <style:style style:name="P86" style:family="paragraph" style:parent-style-name="Standard">
      <style:paragraph-properties fo:break-before="auto" fo:text-indent="1.27cm" fo:line-height="115%" style:writing-mode="lr-tb"/>
    </style:style>
    <style:style style:name="T86_1" style:family="text"/>
    <style:style style:name="P87" style:family="paragraph" style:parent-style-name="Standard">
      <style:paragraph-properties fo:break-before="auto" fo:text-indent="1.27cm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T87_110" style:family="text"/>
    <style:style style:name="T87_111" style:family="text"/>
    <style:style style:name="T87_112" style:family="text"/>
    <style:style style:name="T87_113" style:family="text"/>
    <style:style style:name="T87_114" style:family="text"/>
    <style:style style:name="T87_115" style:family="text"/>
    <style:style style:name="T87_116" style:family="text"/>
    <style:style style:name="T87_117" style:family="text"/>
    <style:style style:name="T87_118" style:family="text"/>
    <style:style style:name="T87_119" style:family="text"/>
    <style:style style:name="T87_120" style:family="text"/>
    <style:style style:name="T87_121" style:family="text"/>
    <style:style style:name="T87_122" style:family="text"/>
    <style:style style:name="T87_123" style:family="text"/>
    <style:style style:name="T87_124" style:family="text"/>
    <style:style style:name="T87_125" style:family="text"/>
    <style:style style:name="T87_126" style:family="text"/>
    <style:style style:name="T87_127" style:family="text"/>
    <style:style style:name="T87_128" style:family="text"/>
    <style:style style:name="T87_129" style:family="text"/>
    <style:style style:name="T87_130" style:family="text"/>
    <style:style style:name="T87_131" style:family="text"/>
    <style:style style:name="T87_132" style:family="text"/>
    <style:style style:name="T87_133" style:family="text"/>
    <style:style style:name="T87_134" style:family="text"/>
    <style:style style:name="T87_135" style:family="text"/>
    <style:style style:name="T87_136" style:family="text"/>
    <style:style style:name="T87_137" style:family="text"/>
    <style:style style:name="T87_138" style:family="text"/>
    <style:style style:name="T87_139" style:family="text"/>
    <style:style style:name="T87_140" style:family="text"/>
    <style:style style:name="T87_141" style:family="text"/>
    <style:style style:name="T87_142" style:family="text"/>
    <style:style style:name="T87_143" style:family="text"/>
    <style:style style:name="T87_144" style:family="text"/>
    <style:style style:name="T87_145" style:family="text"/>
    <style:style style:name="T87_146" style:family="text"/>
    <style:style style:name="T87_147" style:family="text"/>
    <style:style style:name="T87_148" style:family="text"/>
    <style:style style:name="T87_149" style:family="text"/>
    <style:style style:name="T87_150" style:family="text"/>
    <style:style style:name="T87_151" style:family="text"/>
    <style:style style:name="T87_152" style:family="text"/>
    <style:style style:name="T87_153" style:family="text"/>
    <style:style style:name="T87_154" style:family="text"/>
    <style:style style:name="T87_155" style:family="text"/>
    <style:style style:name="T87_156" style:family="text"/>
    <style:style style:name="T87_157" style:family="text"/>
    <style:style style:name="T87_158" style:family="text"/>
    <style:style style:name="T87_159" style:family="text"/>
    <style:style style:name="T87_160" style:family="text"/>
    <style:style style:name="P88" style:family="paragraph" style:parent-style-name="Standard">
      <style:paragraph-properties fo:break-before="auto" fo:text-indent="1.27cm" fo:line-height="115%" style:writing-mode="lr-tb"/>
    </style:style>
    <style:style style:name="P89" style:family="paragraph" style:parent-style-name="Standard">
      <style:paragraph-properties fo:break-before="auto" fo:text-indent="1.27cm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T89_112" style:family="text"/>
    <style:style style:name="P90" style:family="paragraph" style:parent-style-name="Standard">
      <style:paragraph-properties fo:break-before="auto" fo:text-indent="1.27cm" fo:line-height="115%" style:writing-mode="lr-tb"/>
    </style:style>
    <style:style style:name="P91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</office:automatic-styles>
  <office:body>
    <office:text>
      <text:p text:style-name="P1"/>
      <text:p text:style-name="P2"><text:span text:style-name="T2_1">As</text:span><text:span text:style-name="T2_2"><text:s/></text:span><text:span text:style-name="T2_3">we</text:span><text:span text:style-name="T2_4"><text:s/></text:span><text:span text:style-name="T2_5">dive</text:span><text:span text:style-name="T2_6"><text:s/></text:span><text:span text:style-name="T2_7">into</text:span><text:span text:style-name="T2_8"><text:s/></text:span><text:span text:style-name="T2_9">more</text:span><text:span text:style-name="T2_10"><text:s/></text:span><text:span text:style-name="T2_11">complex</text:span><text:span text:style-name="T2_12"><text:s/></text:span><text:span text:style-name="T2_13">programs</text:span><text:span text:style-name="T2_14"><text:s/></text:span><text:span text:style-name="T2_15">there</text:span><text:span text:style-name="T2_16"><text:s/></text:span><text:span text:style-name="T2_17">is</text:span><text:span text:style-name="T2_18"><text:s/></text:span><text:span text:style-name="T2_19">a</text:span><text:span text:style-name="T2_20"><text:s/></text:span><text:span text:style-name="T2_21">need</text:span><text:span text:style-name="T2_22"><text:s/></text:span><text:span text:style-name="T2_23">for</text:span><text:span text:style-name="T2_24"><text:s/></text:span><text:span text:style-name="T2_25">more</text:span><text:span text:style-name="T2_26"><text:s/></text:span><text:span text:style-name="T2_27">variables</text:span><text:span text:style-name="T2_28"><text:s/></text:span><text:span text:style-name="T2_29">in</text:span><text:span text:style-name="T2_30"><text:s/></text:span><text:span text:style-name="T2_31">different</text:span><text:span text:style-name="T2_32"><text:s/></text:span><text:span text:style-name="T2_33">locations</text:span><text:span text:style-name="T2_34"><text:s/></text:span><text:span text:style-name="T2_35">in</text:span><text:span text:style-name="T2_36"><text:s/></text:span><text:span text:style-name="T2_37">the</text:span><text:span text:style-name="T2_38"><text:s/></text:span><text:span text:style-name="T2_39">code</text:span><text:span text:style-name="T2_40">.<text:s/></text:span><text:span text:style-name="T2_41">Some</text:span><text:span text:style-name="T2_42"><text:s/></text:span><text:span text:style-name="T2_43">of</text:span><text:span text:style-name="T2_44"><text:s/></text:span><text:span text:style-name="T2_45">these</text:span><text:span text:style-name="T2_46"><text:s/></text:span><text:span text:style-name="T2_47">variables</text:span><text:span text:style-name="T2_48"><text:s/></text:span><text:span text:style-name="T2_49">are</text:span><text:span text:style-name="T2_50"><text:s/></text:span><text:span text:style-name="T2_51">declared</text:span><text:span text:style-name="T2_52"><text:s/></text:span><text:span text:style-name="T2_53">within</text:span><text:span text:style-name="T2_54"><text:s/></text:span><text:span text:style-name="T2_55">individual</text:span><text:span text:style-name="T2_56"><text:s/></text:span><text:span text:style-name="T2_57">blocks</text:span><text:span text:style-name="T2_58"><text:s/></text:span><text:span text:style-name="T2_59">of</text:span><text:span text:style-name="T2_60"><text:s/></text:span><text:span text:style-name="T2_61">code</text:span><text:span text:style-name="T2_62">,<text:s/></text:span><text:span text:style-name="T2_63">such</text:span><text:span text:style-name="T2_64"><text:s/></text:span><text:span text:style-name="T2_65">as</text:span><text:span text:style-name="T2_66"><text:s/></text:span><text:span text:style-name="T2_67">within</text:span><text:span text:style-name="T2_68"><text:s/></text:span><text:span text:style-name="T2_69">loops</text:span><text:span text:style-name="T2_70"><text:s/></text:span><text:span text:style-name="T2_71">or</text:span><text:span text:style-name="T2_72"><text:s/></text:span><text:span text:style-name="T2_73">conditionals</text:span><text:span text:style-name="T2_74">.<text:s/></text:span><text:span text:style-name="T2_75">Others</text:span><text:span text:style-name="T2_76"><text:s/></text:span><text:span text:style-name="T2_77">are</text:span><text:span text:style-name="T2_78"><text:s/></text:span><text:span text:style-name="T2_79">declared</text:span><text:span text:style-name="T2_80"><text:s/></text:span><text:span text:style-name="T2_81">completely</text:span><text:span text:style-name="T2_82"><text:s/></text:span><text:span text:style-name="T2_83">outside</text:span><text:span text:style-name="T2_84"><text:s/></text:span><text:span text:style-name="T2_85">functions</text:span><text:span text:style-name="T2_86">.<text:s/></text:span><text:span text:style-name="T2_87">The</text:span><text:span text:style-name="T2_88"><text:s/></text:span><text:span text:style-name="T2_89">two</text:span><text:span text:style-name="T2_90"><text:s/></text:span><text:span text:style-name="T2_91">variables</text:span><text:span text:style-name="T2_92"><text:s/></text:span><text:span text:style-name="T2_93">we</text:span><text:span text:style-name="T2_94"><text:s/></text:span><text:span text:style-name="T2_95">are</text:span><text:span text:style-name="T2_96"><text:s/></text:span><text:span text:style-name="T2_97">going</text:span><text:span text:style-name="T2_98"><text:s/></text:span><text:span text:style-name="T2_99">to</text:span><text:span text:style-name="T2_100"><text:s/></text:span><text:span text:style-name="T2_101">look</text:span><text:span text:style-name="T2_102"><text:s/></text:span><text:span text:style-name="T2_103">at</text:span><text:span text:style-name="T2_104"><text:s/></text:span><text:span text:style-name="T2_105">during</text:span><text:span text:style-name="T2_106"><text:s/></text:span><text:span text:style-name="T2_107">this</text:span><text:span text:style-name="T2_108"><text:s/></text:span><text:span text:style-name="T2_109">chapter</text:span><text:span text:style-name="T2_110"><text:s/></text:span><text:span text:style-name="T2_111">are</text:span><text:span text:style-name="T2_112"><text:s/></text:span><text:span text:style-name="T2_113">local</text:span><text:span text:style-name="T2_114"><text:s/></text:span><text:span text:style-name="T2_115">and</text:span><text:span text:style-name="T2_116"><text:s/></text:span><text:span text:style-name="T2_117">global</text:span><text:span text:style-name="T2_118">.<text:s/></text:span><text:span text:style-name="T2_119">The</text:span><text:span text:style-name="T2_120"><text:s/></text:span><text:span text:style-name="T2_121">location</text:span><text:span text:style-name="T2_122"><text:s/></text:span><text:span text:style-name="T2_123">and</text:span><text:span text:style-name="T2_124"><text:s/></text:span><text:span text:style-name="T2_125">declaration</text:span><text:span text:style-name="T2_126"><text:s/></text:span><text:span text:style-name="T2_127">of</text:span><text:span text:style-name="T2_128"><text:s/></text:span><text:span text:style-name="T2_129">the</text:span><text:span text:style-name="T2_130"><text:s/></text:span><text:span text:style-name="T2_131">variable</text:span><text:span text:style-name="T2_132"><text:s/></text:span><text:span text:style-name="T2_133">within</text:span><text:span text:style-name="T2_134"><text:s/></text:span><text:span text:style-name="T2_135">the</text:span><text:span text:style-name="T2_136"><text:s/></text:span><text:span text:style-name="T2_137">code</text:span><text:span text:style-name="T2_138"><text:s/></text:span><text:span text:style-name="T2_139">is</text:span><text:span text:style-name="T2_140"><text:s/></text:span><text:span text:style-name="T2_141">depends</text:span><text:span text:style-name="T2_142"><text:s/></text:span><text:span text:style-name="T2_143">on</text:span><text:span text:style-name="T2_144"><text:s/></text:span><text:span text:style-name="T2_145">the</text:span><text:span text:style-name="T2_146"><text:s/></text:span><text:span text:style-name="T2_147">use</text:span><text:span text:style-name="T2_148"><text:s/></text:span><text:span text:style-name="T2_149">of</text:span><text:span text:style-name="T2_150"><text:s/></text:span><text:span text:style-name="T2_151">that</text:span><text:span text:style-name="T2_152"><text:s/></text:span><text:span text:style-name="T2_153">variable</text:span><text:span text:style-name="T2_154">,<text:s/></text:span><text:span text:style-name="T2_155">and</text:span><text:span text:style-name="T2_156"><text:s/></text:span><text:span text:style-name="T2_157">is</text:span><text:span text:style-name="T2_158"><text:s/></text:span><text:span text:style-name="T2_159">important</text:span><text:span text:style-name="T2_160"><text:s/></text:span><text:span text:style-name="T2_161">to</text:span><text:span text:style-name="T2_162"><text:s/></text:span><text:span text:style-name="T2_163">the</text:span><text:span text:style-name="T2_164"><text:s/></text:span><text:span text:style-name="T2_165">program</text:span><text:span text:style-name="T2_166"><text:s/></text:span><text:span text:style-name="T2_167">working</text:span><text:span text:style-name="T2_168"><text:s/></text:span><text:span text:style-name="T2_169">properly</text:span><text:span text:style-name="T2_170"><text:s/></text:span><text:span text:style-name="T2_171">and</text:span><text:span text:style-name="T2_172"><text:s/></text:span><text:span text:style-name="T2_173">efficiently</text:span><text:span text:style-name="T2_174">.</text:span></text:p>
      <text:p text:style-name="P3"><text:span text:style-name="T3_1"><text:tab/></text:span></text:p>
      <text:p text:style-name="P4"><text:span text:style-name="T4_1">Local</text:span><text:span text:style-name="T4_2"><text:s/></text:span><text:span text:style-name="T4_3">variables</text:span><text:span text:style-name="T4_4"><text:s/></text:span><text:span text:style-name="T4_5">are</text:span><text:span text:style-name="T4_6"><text:s/></text:span><text:span text:style-name="T4_7">declared</text:span><text:span text:style-name="T4_8"><text:s/></text:span><text:span text:style-name="T4_9">within</text:span><text:span text:style-name="T4_10"><text:s/></text:span><text:span text:style-name="T4_11">a</text:span><text:span text:style-name="T4_12"><text:s/></text:span><text:span text:style-name="T4_13">block</text:span><text:span text:style-name="T4_14"><text:s/></text:span><text:span text:style-name="T4_15">of</text:span><text:span text:style-name="T4_16"><text:s/></text:span><text:span text:style-name="T4_17">code</text:span><text:span text:style-name="T4_18">.<text:s/></text:span><text:span text:style-name="T4_19">A</text:span><text:span text:style-name="T4_20"><text:s/></text:span><text:span text:style-name="T4_21">local</text:span><text:span text:style-name="T4_22"><text:s/></text:span><text:span text:style-name="T4_23">variable</text:span><text:span text:style-name="T4_24"><text:s/></text:span><text:span text:style-name="T4_25">runs</text:span><text:span text:style-name="T4_26"><text:s/></text:span><text:span text:style-name="T4_27">from</text:span><text:span text:style-name="T4_28"><text:s/></text:span><text:span text:style-name="T4_29">the</text:span><text:span text:style-name="T4_30"><text:s/></text:span><text:span text:style-name="T4_31">beginning</text:span><text:span text:style-name="T4_32"><text:s/></text:span><text:span text:style-name="T4_33">of</text:span><text:span text:style-name="T4_34"><text:s/></text:span><text:span text:style-name="T4_35">that</text:span><text:span text:style-name="T4_36"><text:s/></text:span><text:span text:style-name="T4_37">block</text:span><text:span text:style-name="T4_38"><text:s/></text:span><text:span text:style-name="T4_39">of</text:span><text:span text:style-name="T4_40"><text:s/></text:span><text:span text:style-name="T4_41">code</text:span><text:span text:style-name="T4_42">,<text:s/></text:span><text:span text:style-name="T4_43">and</text:span><text:span text:style-name="T4_44"><text:s/></text:span><text:span text:style-name="T4_45">gets</text:span><text:span text:style-name="T4_46"><text:s/></text:span><text:span text:style-name="T4_47">deleted</text:span><text:span text:style-name="T4_48"><text:s/></text:span><text:span text:style-name="T4_49">at</text:span><text:span text:style-name="T4_50"><text:s/></text:span><text:span text:style-name="T4_51">the</text:span><text:span text:style-name="T4_52"><text:s/></text:span><text:span text:style-name="T4_53">end</text:span><text:span text:style-name="T4_54"><text:s/></text:span><text:span text:style-name="T4_55">of</text:span><text:span text:style-name="T4_56"><text:s/></text:span><text:span text:style-name="T4_57">that</text:span><text:span text:style-name="T4_58"><text:s/></text:span><text:span text:style-name="T4_59">block</text:span><text:span text:style-name="T4_60"><text:s/></text:span><text:span text:style-name="T4_61">of</text:span><text:span text:style-name="T4_62"><text:s/></text:span><text:span text:style-name="T4_63">code</text:span><text:span text:style-name="T4_64">.<text:s/></text:span><text:span text:style-name="T4_65">A</text:span><text:span text:style-name="T4_66"><text:s/></text:span><text:span text:style-name="T4_67">simple</text:span><text:span text:style-name="T4_68"><text:s/></text:span><text:span text:style-name="T4_69">example</text:span><text:span text:style-name="T4_70"><text:s/></text:span><text:span text:style-name="T4_71">is</text:span><text:span text:style-name="T4_72"><text:s/></text:span><text:span text:style-name="T4_73">a</text:span><text:span text:style-name="T4_74"><text:s/></text:span><text:span text:style-name="T4_75">variable</text:span><text:span text:style-name="T4_76"><text:s/></text:span><text:span text:style-name="T4_77">declared</text:span><text:span text:style-name="T4_78"><text:s/></text:span><text:span text:style-name="T4_79">in</text:span><text:span text:style-name="T4_80"><text:s/></text:span><text:span text:style-name="T4_81">main</text:span><text:span text:style-name="T4_82">:</text:span></text:p>
      <text:p text:style-name="P5"/>
      <text:p text:style-name="P6"><text:span text:style-name="T6_1"><text:tab/></text:span><text:span text:style-name="T6_2">int</text:span><text:span text:style-name="T6_3"><text:s/></text:span><text:span text:style-name="T6_4">main</text:span><text:span text:style-name="T6_5">()</text:span></text:p>
      <text:p text:style-name="P7"><text:span text:style-name="T7_1">{</text:span></text:p>
      <text:p text:style-name="P8"><text:span text:style-name="T8_1"><text:tab/><text:tab/></text:span><text:span text:style-name="T8_2">int</text:span><text:span text:style-name="T8_3"><text:s/></text:span><text:span text:style-name="T8_4">games</text:span><text:span text:style-name="T8_5">;</text:span></text:p>
      <text:p text:style-name="P9"><text:span text:style-name="T9_1"><text:tab/><text:tab/></text:span></text:p>
      <text:p text:style-name="P10"><text:span text:style-name="T10_1"><text:tab/><text:tab/></text:span><text:span text:style-name="T10_2">return</text:span><text:span text:style-name="T10_3"><text:s/>0;</text:span></text:p>
      <text:p text:style-name="P11"><text:span text:style-name="T11_1"><text:tab/>}</text:span></text:p>
      <text:p text:style-name="P12"/>
      <text:p text:style-name="P13"><text:span text:style-name="T13_1">The</text:span><text:span text:style-name="T13_2"><text:s/></text:span><text:span text:style-name="T13_3">variable</text:span><text:span text:style-name="T13_4"><text:s/></text:span><text:span text:style-name="T13_5">int</text:span><text:span text:style-name="T13_6"><text:s/></text:span><text:span text:style-name="T13_7">games</text:span><text:span text:style-name="T13_8"><text:s/></text:span><text:span text:style-name="T13_9">is</text:span><text:span text:style-name="T13_10"><text:s/></text:span><text:span text:style-name="T13_11">a</text:span><text:span text:style-name="T13_12"><text:s/></text:span><text:span text:style-name="T13_13">local</text:span><text:span text:style-name="T13_14"><text:s/></text:span><text:span text:style-name="T13_15">variable</text:span><text:span text:style-name="T13_16"><text:s/></text:span><text:span text:style-name="T13_17">because</text:span><text:span text:style-name="T13_18"><text:s/></text:span><text:span text:style-name="T13_19">it</text:span><text:span text:style-name="T13_20"><text:s/></text:span><text:span text:style-name="T13_21">only</text:span><text:span text:style-name="T13_22"><text:s/></text:span><text:span text:style-name="T13_23">exists</text:span><text:span text:style-name="T13_24"><text:s/></text:span><text:span text:style-name="T13_25">within</text:span><text:span text:style-name="T13_26"><text:s/></text:span><text:span text:style-name="T13_27">the</text:span><text:span text:style-name="T13_28"><text:s/></text:span><text:span text:style-name="T13_29">main</text:span><text:span text:style-name="T13_30">.<text:s/></text:span><text:span text:style-name="T13_31">It</text:span><text:span text:style-name="T13_32"><text:s/></text:span><text:span text:style-name="T13_33">cannot</text:span><text:span text:style-name="T13_34"><text:s/></text:span><text:span text:style-name="T13_35">be</text:span><text:span text:style-name="T13_36"><text:s/></text:span><text:span text:style-name="T13_37">used</text:span><text:span text:style-name="T13_38"><text:s/></text:span><text:span text:style-name="T13_39">anywhere</text:span><text:span text:style-name="T13_40"><text:s/></text:span><text:span text:style-name="T13_41">outside</text:span><text:span text:style-name="T13_42"><text:s/></text:span><text:span text:style-name="T13_43">the</text:span><text:span text:style-name="T13_44"><text:s/></text:span><text:span text:style-name="T13_45">main</text:span><text:span text:style-name="T13_46">,<text:s/></text:span><text:span text:style-name="T13_47">unless</text:span><text:span text:style-name="T13_48"><text:s/></text:span><text:span text:style-name="T13_49">it</text:span><text:span text:style-name="T13_50"><text:s/></text:span><text:span text:style-name="T13_51">has</text:span><text:span text:style-name="T13_52"><text:s/></text:span><text:span text:style-name="T13_53">special</text:span><text:span text:style-name="T13_54"><text:s/></text:span><text:span text:style-name="T13_55">permission</text:span><text:span text:style-name="T13_56"><text:s/></text:span><text:span text:style-name="T13_57">is</text:span><text:span text:style-name="T13_58"><text:s/></text:span><text:span text:style-name="T13_59">given</text:span><text:span text:style-name="T13_60">,<text:s/></text:span><text:span text:style-name="T13_61">such</text:span><text:span text:style-name="T13_62"><text:s/></text:span><text:span text:style-name="T13_63">as</text:span><text:span text:style-name="T13_64"><text:s/></text:span><text:span text:style-name="T13_65">a</text:span><text:span text:style-name="T13_66"><text:s/></text:span><text:span text:style-name="T13_67">pass</text:span><text:span text:style-name="T13_68"><text:s/></text:span><text:span text:style-name="T13_69">by</text:span><text:span text:style-name="T13_70"><text:s/></text:span><text:span text:style-name="T13_71">reference</text:span><text:span text:style-name="T13_72"><text:s/></text:span><text:span text:style-name="T13_73">in</text:span><text:span text:style-name="T13_74"><text:s/></text:span><text:span text:style-name="T13_75">a</text:span><text:span text:style-name="T13_76"><text:s/></text:span><text:span text:style-name="T13_77">function</text:span><text:span text:style-name="T13_78"><text:s/></text:span><text:span text:style-name="T13_79">call</text:span><text:span text:style-name="T13_80">.<text:s/></text:span><text:span text:style-name="T13_81">And</text:span><text:span text:style-name="T13_82">,<text:s/></text:span><text:span text:style-name="T13_83">since</text:span><text:span text:style-name="T13_84"><text:s/></text:span><text:span text:style-name="T13_85">the</text:span><text:span text:style-name="T13_86"><text:s/></text:span><text:span text:style-name="T13_87">main</text:span><text:span text:style-name="T13_88"><text:s/></text:span><text:span text:style-name="T13_89">is</text:span><text:span text:style-name="T13_90"><text:s/></text:span><text:span text:style-name="T13_91">just</text:span><text:span text:style-name="T13_92"><text:s/></text:span><text:span text:style-name="T13_93">the</text:span><text:span text:style-name="T13_94"><text:s/></text:span><text:span text:style-name="T13_95">main</text:span><text:span text:style-name="T13_96"><text:s/></text:span><text:span text:style-name="T13_97">function</text:span><text:span text:style-name="T13_98"><text:s/></text:span><text:span text:style-name="T13_99">itself</text:span><text:span text:style-name="T13_100">,<text:s/></text:span><text:span text:style-name="T13_101">these</text:span><text:span text:style-name="T13_102"><text:s/></text:span><text:span text:style-name="T13_103">rules</text:span><text:span text:style-name="T13_104"><text:s/></text:span><text:span text:style-name="T13_105">also</text:span><text:span text:style-name="T13_106"><text:s/></text:span><text:span text:style-name="T13_107">apply</text:span><text:span text:style-name="T13_108"><text:s/></text:span><text:span text:style-name="T13_109">with</text:span><text:span text:style-name="T13_110"><text:s/></text:span><text:span text:style-name="T13_111">variables</text:span><text:span text:style-name="T13_112"><text:s/></text:span><text:span text:style-name="T13_113">declared</text:span><text:span text:style-name="T13_114"><text:s/></text:span><text:span text:style-name="T13_115">within</text:span><text:span text:style-name="T13_116"><text:s/></text:span><text:span text:style-name="T13_117">other</text:span><text:span text:style-name="T13_118"><text:s/></text:span><text:span text:style-name="T13_119">functions</text:span><text:span text:style-name="T13_120">.<text:s/></text:span><text:span text:style-name="T13_121">That</text:span><text:span text:style-name="T13_122"><text:s/></text:span><text:span text:style-name="T13_123">local</text:span><text:span text:style-name="T13_124"><text:s/></text:span><text:span text:style-name="T13_125">variable</text:span><text:span text:style-name="T13_126"><text:s/></text:span><text:span text:style-name="T13_127">will</text:span><text:span text:style-name="T13_128"><text:s/></text:span><text:span text:style-name="T13_129">only</text:span><text:span text:style-name="T13_130"><text:s/></text:span><text:span text:style-name="T13_131">be</text:span><text:span text:style-name="T13_132"><text:s/></text:span><text:span text:style-name="T13_133">relevant</text:span><text:span text:style-name="T13_134"><text:s/></text:span><text:span text:style-name="T13_135">for</text:span><text:span text:style-name="T13_136"><text:s/></text:span><text:span text:style-name="T13_137">that</text:span><text:span text:style-name="T13_138"><text:s/></text:span><text:span text:style-name="T13_139">function</text:span><text:span text:style-name="T13_140">.<text:s/></text:span><text:span text:style-name="T13_141">An</text:span><text:span text:style-name="T13_142"><text:s/></text:span><text:span text:style-name="T13_143">example</text:span><text:span text:style-name="T13_144"><text:s/></text:span><text:span text:style-name="T13_145">is</text:span><text:span text:style-name="T13_146">:</text:span></text:p>
      <text:p text:style-name="P14"/>
      <text:p text:style-name="P15"><text:span text:style-name="T15_1">#</text:span><text:span text:style-name="T15_2">include</text:span><text:span text:style-name="T15_3"><text:s/>&lt;</text:span><text:span text:style-name="T15_4">cstdlib</text:span><text:span text:style-name="T15_5">&gt;</text:span></text:p>
      <text:p text:style-name="P16"><text:span text:style-name="T16_1">#</text:span><text:span text:style-name="T16_2">include</text:span><text:span text:style-name="T16_3"><text:s/>&lt;</text:span><text:span text:style-name="T16_4">iostream</text:span><text:span text:style-name="T16_5">&gt;</text:span></text:p>
      <text:p text:style-name="P17"/>
      <text:p text:style-name="P18"><text:span text:style-name="T18_1">using</text:span><text:span text:style-name="T18_2"><text:s/></text:span><text:span text:style-name="T18_3">namespace</text:span><text:span text:style-name="T18_4"><text:s/></text:span><text:span text:style-name="T18_5">std</text:span><text:span text:style-name="T18_6">;</text:span></text:p>
      <text:p text:style-name="P19"><text:span text:style-name="T19_1"><text:tab/></text:span></text:p>
      <text:p text:style-name="P20"><text:span text:style-name="T20_1">void</text:span><text:span text:style-name="T20_2"><text:s/></text:span><text:span text:style-name="T20_3">my</text:span><text:span text:style-name="T20_4">_</text:span><text:span text:style-name="T20_5">games</text:span><text:span text:style-name="T20_6">();</text:span></text:p>
      <text:p text:style-name="P21"/>
      <text:p text:style-name="P22"><text:span text:style-name="T22_1">int</text:span><text:span text:style-name="T22_2"><text:s/></text:span><text:span text:style-name="T22_3">main</text:span><text:span text:style-name="T22_4">()</text:span></text:p>
      <text:p text:style-name="P23"><text:span text:style-name="T23_1">{</text:span></text:p>
      <text:p text:style-name="P24"><text:span text:style-name="T24_1"><text:tab/><text:tab/></text:span><text:span text:style-name="T24_2">my</text:span><text:span text:style-name="T24_3">_</text:span><text:span text:style-name="T24_4">games</text:span><text:span text:style-name="T24_5">();</text:span></text:p>
      <text:p text:style-name="P25"/>
      <text:p text:style-name="P26"><text:span text:style-name="T26_1"><text:tab/><text:tab/></text:span><text:span text:style-name="T26_2">return</text:span><text:span text:style-name="T26_3"><text:s/>0;</text:span></text:p>
      <text:p text:style-name="P27"><text:span text:style-name="T27_1">}</text:span></text:p>
      <text:p text:style-name="P28"/>
      <text:p text:style-name="P29"><text:span text:style-name="T29_1">void</text:span><text:span text:style-name="T29_2"><text:s/></text:span><text:span text:style-name="T29_3">my</text:span><text:span text:style-name="T29_4">_</text:span><text:span text:style-name="T29_5">games</text:span><text:span text:style-name="T29_6">()</text:span></text:p>
      <text:p text:style-name="P30"><text:span text:style-name="T30_1">{</text:span></text:p>
      <text:p text:style-name="P31"><text:span text:style-name="T31_1"><text:tab/></text:span><text:span text:style-name="T31_2">int</text:span><text:span text:style-name="T31_3"><text:s/></text:span><text:span text:style-name="T31_4">games</text:span><text:span text:style-name="T31_5"><text:s/>=<text:s/>10;</text:span></text:p>
      <text:p text:style-name="P32"><text:span text:style-name="T32_1"><text:tab/><text:tab/></text:span><text:span text:style-name="T32_2">cout</text:span><text:span text:style-name="T32_3"><text:s/>&lt;&lt;<text:s/></text:span><text:span text:style-name="T32_4">games</text:span><text:span text:style-name="T32_5">;</text:span></text:p>
      <text:p text:style-name="P33"><text:span text:style-name="T33_1">}</text:span></text:p>
      <text:p text:style-name="P34"><text:span text:style-name="T34_1"><text:tab/></text:span><text:span text:style-name="T34_2">In</text:span><text:span text:style-name="T34_3"><text:s/></text:span><text:span text:style-name="T34_4">the</text:span><text:span text:style-name="T34_5"><text:s/></text:span><text:span text:style-name="T34_6">previous</text:span><text:span text:style-name="T34_7"><text:s/></text:span><text:span text:style-name="T34_8">example</text:span><text:span text:style-name="T34_9"><text:s/></text:span><text:span text:style-name="T34_10">function</text:span><text:span text:style-name="T34_11">,<text:s/></text:span><text:span text:style-name="T34_12">my</text:span><text:span text:style-name="T34_13">_</text:span><text:span text:style-name="T34_14">games</text:span><text:span text:style-name="T34_15"><text:s/></text:span><text:span text:style-name="T34_16">of</text:span><text:span text:style-name="T34_17"><text:s/></text:span><text:span text:style-name="T34_18">type</text:span><text:span text:style-name="T34_19"><text:s/></text:span><text:span text:style-name="T34_20">void</text:span><text:span text:style-name="T34_21"><text:s/></text:span><text:span text:style-name="T34_22">is</text:span><text:span text:style-name="T34_23"><text:s/></text:span><text:span text:style-name="T34_24">called</text:span><text:span text:style-name="T34_25"><text:s/></text:span><text:span text:style-name="T34_26">and</text:span><text:span text:style-name="T34_27"><text:s/></text:span><text:span text:style-name="T34_28">output</text:span><text:span text:style-name="T34_29"><text:s/></text:span><text:span text:style-name="T34_30">the</text:span><text:span text:style-name="T34_31"><text:s/></text:span><text:span text:style-name="T34_32">integer</text:span><text:span text:style-name="T34_33"><text:s/></text:span><text:span text:style-name="T34_34">ten</text:span><text:span text:style-name="T34_35"><text:s/></text:span><text:span text:style-name="T34_36">to</text:span><text:span text:style-name="T34_37"><text:s/></text:span><text:span text:style-name="T34_38">the</text:span><text:span text:style-name="T34_39"><text:s/></text:span><text:span text:style-name="T34_40">screen</text:span><text:span text:style-name="T34_41">.<text:s/></text:span><text:span text:style-name="T34_42">The</text:span><text:span text:style-name="T34_43"><text:s/></text:span><text:span text:style-name="T34_44">variable</text:span><text:span text:style-name="T34_45"><text:s/>‘</text:span><text:span text:style-name="T34_46">games</text:span><text:span text:style-name="T34_47">’<text:s/></text:span><text:span text:style-name="T34_48">that</text:span><text:span text:style-name="T34_49"><text:s/></text:span><text:span text:style-name="T34_50">stored</text:span><text:span text:style-name="T34_51"><text:s/></text:span><text:span text:style-name="T34_52">the</text:span><text:span text:style-name="T34_53"><text:s/></text:span><text:span text:style-name="T34_54">integer</text:span><text:span text:style-name="T34_55"><text:s/></text:span><text:span text:style-name="T34_56">ten</text:span><text:span text:style-name="T34_57"><text:s/></text:span><text:span text:style-name="T34_58">is</text:span><text:span text:style-name="T34_59"><text:s/></text:span><text:span text:style-name="T34_60">local</text:span><text:span text:style-name="T34_61"><text:s/></text:span><text:span text:style-name="T34_62">to</text:span><text:span text:style-name="T34_63"><text:s/></text:span><text:span text:style-name="T34_64">that</text:span><text:span text:style-name="T34_65"><text:s/></text:span><text:span text:style-name="T34_66">function</text:span><text:span text:style-name="T34_67">.<text:s/></text:span><text:span text:style-name="T34_68">If</text:span><text:span text:style-name="T34_69"><text:s/></text:span><text:span text:style-name="T34_70">games</text:span><text:span text:style-name="T34_71"><text:s/></text:span><text:span text:style-name="T34_72">is</text:span><text:span text:style-name="T34_73"><text:s/></text:span><text:span text:style-name="T34_74">called</text:span><text:span text:style-name="T34_75"><text:s/></text:span><text:span text:style-name="T34_76">anywhere</text:span><text:span text:style-name="T34_77"><text:s/></text:span><text:span text:style-name="T34_78">else</text:span><text:span text:style-name="T34_79"><text:s/></text:span><text:span text:style-name="T34_80">outside</text:span><text:span text:style-name="T34_81"><text:s/></text:span><text:span text:style-name="T34_82">that</text:span><text:span text:style-name="T34_83"><text:s/></text:span><text:span text:style-name="T34_84">function</text:span><text:span text:style-name="T34_85">,<text:s/></text:span><text:span text:style-name="T34_86">the</text:span><text:span text:style-name="T34_87"><text:s/></text:span><text:span text:style-name="T34_88">program</text:span><text:span text:style-name="T34_89"><text:s/></text:span><text:span text:style-name="T34_90">does</text:span><text:span text:style-name="T34_91"><text:s/></text:span><text:span text:style-name="T34_92">not</text:span><text:span text:style-name="T34_93"><text:s/></text:span><text:span text:style-name="T34_94">compile</text:span><text:span text:style-name="T34_95">.</text:span></text:p>
      <text:p text:style-name="P35"/>
      <text:p text:style-name="P36"><text:span text:style-name="T36_1"><text:tab/></text:span></text:p>
      <text:p text:style-name="P37"/>
      <text:p text:style-name="P38"><text:span text:style-name="T38_1">An</text:span><text:span text:style-name="T38_2"><text:s/></text:span><text:span text:style-name="T38_3">easy</text:span><text:span text:style-name="T38_4"><text:s/></text:span><text:span text:style-name="T38_5">way</text:span><text:span text:style-name="T38_6"><text:s/></text:span><text:span text:style-name="T38_7">to</text:span><text:span text:style-name="T38_8"><text:s/></text:span><text:span text:style-name="T38_9">understand</text:span><text:span text:style-name="T38_10"><text:s/></text:span><text:span text:style-name="T38_11">local</text:span><text:span text:style-name="T38_12"><text:s/></text:span><text:span text:style-name="T38_13">variables</text:span><text:span text:style-name="T38_14"><text:s/></text:span><text:span text:style-name="T38_15">is</text:span><text:span text:style-name="T38_16"><text:s/></text:span><text:span text:style-name="T38_17">to</text:span><text:span text:style-name="T38_18"><text:s/></text:span><text:span text:style-name="T38_19">compare</text:span><text:span text:style-name="T38_20"><text:s/></text:span><text:span text:style-name="T38_21">them</text:span><text:span text:style-name="T38_22"><text:s/></text:span><text:span text:style-name="T38_23">to</text:span><text:span text:style-name="T38_24"><text:s/></text:span><text:span text:style-name="T38_25">your</text:span><text:span text:style-name="T38_26"><text:s/></text:span><text:span text:style-name="T38_27">neighbors</text:span><text:span text:style-name="T38_28">.<text:s/></text:span><text:span text:style-name="T38_29">Everyone</text:span><text:span text:style-name="T38_30"><text:s/></text:span><text:span text:style-name="T38_31">that</text:span><text:span text:style-name="T38_32"><text:s/></text:span><text:span text:style-name="T38_33">lives</text:span><text:span text:style-name="T38_34"><text:s/></text:span><text:span text:style-name="T38_35">on</text:span><text:span text:style-name="T38_36"><text:s/></text:span><text:span text:style-name="T38_37">your</text:span><text:span text:style-name="T38_38"><text:s/></text:span><text:span text:style-name="T38_39">street</text:span><text:span text:style-name="T38_40"><text:s/></text:span><text:span text:style-name="T38_41">and</text:span><text:span text:style-name="T38_42"><text:s/></text:span><text:span text:style-name="T38_43">around</text:span><text:span text:style-name="T38_44"><text:s/></text:span><text:span text:style-name="T38_45">you</text:span><text:span text:style-name="T38_46"><text:s/></text:span><text:span text:style-name="T38_47">are</text:span><text:span text:style-name="T38_48"><text:s/></text:span><text:span text:style-name="T38_49">variables</text:span><text:span text:style-name="T38_50">,<text:s/></text:span><text:span text:style-name="T38_51">and</text:span><text:span text:style-name="T38_52"><text:s/></text:span><text:span text:style-name="T38_53">since</text:span><text:span text:style-name="T38_54"><text:s/></text:span><text:span text:style-name="T38_55">you</text:span><text:span text:style-name="T38_56"><text:s/></text:span><text:span text:style-name="T38_57">all</text:span><text:span text:style-name="T38_58"><text:s/></text:span><text:span text:style-name="T38_59">share</text:span><text:span text:style-name="T38_60"><text:s/></text:span><text:span text:style-name="T38_61">the</text:span><text:span text:style-name="T38_62"><text:s/></text:span><text:span text:style-name="T38_63">same</text:span><text:span text:style-name="T38_64"><text:s/></text:span><text:span text:style-name="T38_65">street</text:span><text:span text:style-name="T38_66">,<text:s/></text:span><text:span text:style-name="T38_67">they</text:span><text:span text:style-name="T38_68"><text:s/></text:span><text:span text:style-name="T38_69">are</text:span><text:span text:style-name="T38_70"><text:s/></text:span><text:span text:style-name="T38_71">local</text:span><text:span text:style-name="T38_72">.<text:s/></text:span><text:span text:style-name="T38_73">The</text:span><text:span text:style-name="T38_74"><text:s/></text:span><text:span text:style-name="T38_75">neighbors</text:span><text:span text:style-name="T38_76"><text:s/></text:span><text:span text:style-name="T38_77">behind</text:span><text:span text:style-name="T38_78"><text:s/></text:span><text:span text:style-name="T38_79">you</text:span><text:span text:style-name="T38_80"><text:s/></text:span><text:span text:style-name="T38_81">might</text:span><text:span text:style-name="T38_82"><text:s/></text:span><text:span text:style-name="T38_83">be</text:span><text:span text:style-name="T38_84"><text:s/></text:span><text:span text:style-name="T38_85">related</text:span><text:span text:style-name="T38_86"><text:s/></text:span><text:span text:style-name="T38_87">to</text:span><text:span text:style-name="T38_88"><text:s/></text:span><text:span text:style-name="T38_89">where</text:span><text:span text:style-name="T38_90"><text:s/></text:span><text:span text:style-name="T38_91">you</text:span><text:span text:style-name="T38_92"><text:s/></text:span><text:span text:style-name="T38_93">live</text:span><text:span text:style-name="T38_94">,<text:s/></text:span><text:span text:style-name="T38_95">but</text:span><text:span text:style-name="T38_96"><text:s/></text:span><text:span text:style-name="T38_97">since</text:span><text:span text:style-name="T38_98"><text:s/></text:span><text:span text:style-name="T38_99">they</text:span><text:span text:style-name="T38_100"><text:s/></text:span><text:span text:style-name="T38_101">do</text:span><text:span text:style-name="T38_102"><text:s/></text:span><text:span text:style-name="T38_103">not</text:span><text:span text:style-name="T38_104"><text:s/></text:span><text:span text:style-name="T38_105">share</text:span><text:span text:style-name="T38_106"><text:s/></text:span><text:span text:style-name="T38_107">the</text:span><text:span text:style-name="T38_108"><text:s/></text:span><text:span text:style-name="T38_109">same</text:span><text:span text:style-name="T38_110"><text:s/></text:span><text:span text:style-name="T38_111">street</text:span><text:span text:style-name="T38_112">,<text:s/></text:span><text:span text:style-name="T38_113">they</text:span><text:span text:style-name="T38_114"><text:s/></text:span><text:span text:style-name="T38_115">are</text:span><text:span text:style-name="T38_116"><text:s/></text:span><text:span text:style-name="T38_117">not</text:span><text:span text:style-name="T38_118"><text:s/></text:span><text:span text:style-name="T38_119">local</text:span><text:span text:style-name="T38_120"><text:s/></text:span><text:span text:style-name="T38_121">to</text:span><text:span text:style-name="T38_122"><text:s/></text:span><text:span text:style-name="T38_123">you</text:span><text:span text:style-name="T38_124">.<text:s/></text:span><text:span text:style-name="T38_125">You</text:span><text:span text:style-name="T38_126"><text:s/></text:span><text:span text:style-name="T38_127">can</text:span><text:span text:style-name="T38_128"><text:s/></text:span><text:span text:style-name="T38_129">think</text:span><text:span text:style-name="T38_130"><text:s/></text:span><text:span text:style-name="T38_131">of</text:span><text:span text:style-name="T38_132"><text:s/></text:span><text:span text:style-name="T38_133">the</text:span><text:span text:style-name="T38_134"><text:s/></text:span><text:span text:style-name="T38_135">neighbors</text:span><text:span text:style-name="T38_136"><text:s/></text:span><text:span text:style-name="T38_137">behind</text:span><text:span text:style-name="T38_138"><text:s/></text:span><text:span text:style-name="T38_139">you</text:span><text:span text:style-name="T38_140"><text:s/></text:span><text:span text:style-name="T38_141">as</text:span><text:span text:style-name="T38_142"><text:s/></text:span><text:span text:style-name="T38_143">functions</text:span><text:span text:style-name="T38_144">.<text:s/></text:span><text:span text:style-name="T38_145">Everything</text:span><text:span text:style-name="T38_146"><text:s/></text:span><text:span text:style-name="T38_147">is</text:span><text:span text:style-name="T38_148"><text:s/></text:span><text:span text:style-name="T38_149">related</text:span><text:span text:style-name="T38_150">,<text:s/></text:span><text:span text:style-name="T38_151">but</text:span><text:span text:style-name="T38_152"><text:s/></text:span><text:span text:style-name="T38_153">there</text:span><text:span text:style-name="T38_154"><text:s/></text:span><text:span text:style-name="T38_155">is</text:span><text:span text:style-name="T38_156"><text:s/></text:span><text:span text:style-name="T38_157">always</text:span><text:span text:style-name="T38_158"><text:s/></text:span><text:span text:style-name="T38_159">something</text:span><text:span text:style-name="T38_160"><text:s/></text:span><text:span text:style-name="T38_161">specific</text:span><text:span text:style-name="T38_162"><text:s/></text:span><text:span text:style-name="T38_163">that</text:span><text:span text:style-name="T38_164"><text:s/></text:span><text:span text:style-name="T38_165">you</text:span><text:span text:style-name="T38_166"><text:s/></text:span><text:span text:style-name="T38_167">do</text:span><text:span text:style-name="T38_168"><text:s/></text:span><text:span text:style-name="T38_169">not</text:span><text:span text:style-name="T38_170"><text:s/></text:span><text:span text:style-name="T38_171">share</text:span><text:span text:style-name="T38_172">.</text:span></text:p>
      <text:p text:style-name="P39"/>
      <text:p text:style-name="P40"><text:span text:style-name="T40_1"><text:tab/></text:span><text:span text:style-name="T40_2">Global</text:span><text:span text:style-name="T40_3"><text:s/></text:span><text:span text:style-name="T40_4">variables</text:span><text:span text:style-name="T40_5"><text:s/></text:span><text:span text:style-name="T40_6">are</text:span><text:span text:style-name="T40_7"><text:s/></text:span><text:span text:style-name="T40_8">the</text:span><text:span text:style-name="T40_9"><text:s/></text:span><text:span text:style-name="T40_10">complete</text:span><text:span text:style-name="T40_11"><text:s/></text:span><text:span text:style-name="T40_12">opposite</text:span><text:span text:style-name="T40_13"><text:s/></text:span><text:span text:style-name="T40_14">of</text:span><text:span text:style-name="T40_15"><text:s/></text:span><text:span text:style-name="T40_16">local</text:span><text:span text:style-name="T40_17"><text:s/></text:span><text:span text:style-name="T40_18">variables</text:span><text:span text:style-name="T40_19">.<text:s/></text:span><text:span text:style-name="T40_20">Global</text:span><text:span text:style-name="T40_21"><text:s/></text:span><text:span text:style-name="T40_22">variables</text:span><text:span text:style-name="T40_23"><text:s/></text:span><text:span text:style-name="T40_24">can</text:span><text:span text:style-name="T40_25"><text:s/></text:span><text:span text:style-name="T40_26">be</text:span><text:span text:style-name="T40_27"><text:s/></text:span><text:span text:style-name="T40_28">used</text:span><text:span text:style-name="T40_29"><text:s/></text:span><text:span text:style-name="T40_30">by</text:span><text:span text:style-name="T40_31"><text:s/></text:span><text:span text:style-name="T40_32">anything</text:span><text:span text:style-name="T40_33"><text:s/></text:span><text:span text:style-name="T40_34">within</text:span><text:span text:style-name="T40_35"><text:s/></text:span><text:span text:style-name="T40_36">the</text:span><text:span text:style-name="T40_37"><text:s/></text:span><text:span text:style-name="T40_38">program</text:span><text:span text:style-name="T40_39">.<text:s/></text:span><text:span text:style-name="T40_40">A</text:span><text:span text:style-name="T40_41"><text:s/></text:span><text:span text:style-name="T40_42">global</text:span><text:span text:style-name="T40_43"><text:s/></text:span><text:span text:style-name="T40_44">variable</text:span><text:span text:style-name="T40_45"><text:s/></text:span><text:span text:style-name="T40_46">is</text:span><text:span text:style-name="T40_47"><text:s/></text:span><text:span text:style-name="T40_48">declared</text:span><text:span text:style-name="T40_49"><text:s/></text:span><text:span text:style-name="T40_50">outside</text:span><text:span text:style-name="T40_51"><text:s/></text:span><text:span text:style-name="T40_52">the</text:span><text:span text:style-name="T40_53"><text:s/></text:span><text:span text:style-name="T40_54">main</text:span><text:span text:style-name="T40_55">,<text:s/></text:span><text:span text:style-name="T40_56">where</text:span><text:span text:style-name="T40_57"><text:s/></text:span><text:span text:style-name="T40_58">functions</text:span><text:span text:style-name="T40_59"><text:s/></text:span><text:span text:style-name="T40_60">are</text:span><text:span text:style-name="T40_61"><text:s/></text:span><text:span text:style-name="T40_62">initialized</text:span><text:span text:style-name="T40_63">.<text:s/></text:span><text:span text:style-name="T40_64">Let</text:span><text:span text:style-name="T40_65">’</text:span><text:span text:style-name="T40_66">s</text:span><text:span text:style-name="T40_67"><text:s/></text:span><text:span text:style-name="T40_68">go</text:span><text:span text:style-name="T40_69"><text:s/></text:span><text:span text:style-name="T40_70">back</text:span><text:span text:style-name="T40_71"><text:s/></text:span><text:span text:style-name="T40_72">to</text:span><text:span text:style-name="T40_73"><text:s/></text:span><text:span text:style-name="T40_74">the</text:span><text:span text:style-name="T40_75"><text:s/></text:span><text:span text:style-name="T40_76">neighbor</text:span><text:span text:style-name="T40_77"><text:s/></text:span><text:span text:style-name="T40_78">analogy</text:span><text:span text:style-name="T40_79"><text:s/></text:span><text:span text:style-name="T40_80">and</text:span><text:span text:style-name="T40_81"><text:s/></text:span><text:span text:style-name="T40_82">add</text:span><text:span text:style-name="T40_83"><text:s/></text:span><text:span text:style-name="T40_84">in</text:span><text:span text:style-name="T40_85"><text:s/></text:span><text:span text:style-name="T40_86">the</text:span><text:span text:style-name="T40_87"><text:s/></text:span><text:span text:style-name="T40_88">neighbors</text:span><text:span text:style-name="T40_89"><text:s/></text:span><text:span text:style-name="T40_90">that</text:span><text:span text:style-name="T40_91"><text:s/></text:span><text:span text:style-name="T40_92">live</text:span><text:span text:style-name="T40_93"><text:s/></text:span><text:span text:style-name="T40_94">behind</text:span><text:span text:style-name="T40_95"><text:s/></text:span><text:span text:style-name="T40_96">you</text:span><text:span text:style-name="T40_97"><text:s/></text:span><text:span text:style-name="T40_98">and</text:span><text:span text:style-name="T40_99"><text:s/></text:span><text:span text:style-name="T40_100">their</text:span><text:span text:style-name="T40_101"><text:s/></text:span><text:span text:style-name="T40_102">street</text:span><text:span text:style-name="T40_103"><text:s/></text:span><text:span text:style-name="T40_104">which</text:span><text:span text:style-name="T40_105"><text:s/></text:span><text:span text:style-name="T40_106">would</text:span><text:span text:style-name="T40_107"><text:s/></text:span><text:span text:style-name="T40_108">include</text:span><text:span text:style-name="T40_109"><text:s/></text:span><text:span text:style-name="T40_110">the</text:span><text:span text:style-name="T40_111"><text:s/></text:span><text:span text:style-name="T40_112">neighbors</text:span><text:span text:style-name="T40_113"><text:s/></text:span><text:span text:style-name="T40_114">across</text:span><text:span text:style-name="T40_115"><text:s/></text:span><text:span text:style-name="T40_116">from</text:span><text:span text:style-name="T40_117"><text:s/></text:span><text:span text:style-name="T40_118">them</text:span><text:span text:style-name="T40_119">.<text:s/></text:span><text:span text:style-name="T40_120">Let</text:span><text:span text:style-name="T40_121">’</text:span><text:span text:style-name="T40_122">s</text:span><text:span text:style-name="T40_123"><text:s/></text:span><text:span text:style-name="T40_124">just</text:span><text:span text:style-name="T40_125"><text:s/></text:span><text:span text:style-name="T40_126">say</text:span><text:span text:style-name="T40_127"><text:s/></text:span><text:span text:style-name="T40_128">that</text:span><text:span text:style-name="T40_129"><text:s/></text:span><text:span text:style-name="T40_130">there</text:span><text:span text:style-name="T40_131"><text:s/></text:span><text:span text:style-name="T40_132">are</text:span><text:span text:style-name="T40_133"><text:s/></text:span><text:span text:style-name="T40_134">about</text:span><text:span text:style-name="T40_135"><text:s/></text:span><text:span text:style-name="T40_136">seventy</text:span><text:span text:style-name="T40_137">-</text:span><text:span text:style-name="T40_138">five</text:span><text:span text:style-name="T40_139"><text:s/></text:span><text:span text:style-name="T40_140">people</text:span><text:span text:style-name="T40_141"><text:s/></text:span><text:span text:style-name="T40_142">within</text:span><text:span text:style-name="T40_143"><text:s/></text:span><text:span text:style-name="T40_144">the</text:span><text:span text:style-name="T40_145"><text:s/></text:span><text:span text:style-name="T40_146">limits</text:span><text:span text:style-name="T40_147"><text:s/></text:span><text:span text:style-name="T40_148">we</text:span><text:span text:style-name="T40_149"><text:s/></text:span><text:span text:style-name="T40_150">just</text:span><text:span text:style-name="T40_151"><text:s/></text:span><text:span text:style-name="T40_152">created</text:span><text:span text:style-name="T40_153">,<text:s/></text:span><text:span text:style-name="T40_154">with</text:span><text:span text:style-name="T40_155"><text:s/></text:span><text:span text:style-name="T40_156">your</text:span><text:span text:style-name="T40_157"><text:s/></text:span><text:span text:style-name="T40_158">street</text:span><text:span text:style-name="T40_159"><text:s/></text:span><text:span text:style-name="T40_160">being</text:span><text:span text:style-name="T40_161"><text:s/></text:span><text:span text:style-name="T40_162">one</text:span><text:span text:style-name="T40_163"><text:s/></text:span><text:span text:style-name="T40_164">function</text:span><text:span text:style-name="T40_165">,<text:s/></text:span><text:span text:style-name="T40_166">and</text:span><text:span text:style-name="T40_167"><text:s/></text:span><text:span text:style-name="T40_168">their</text:span><text:span text:style-name="T40_169"><text:s/></text:span><text:span text:style-name="T40_170">street</text:span><text:span text:style-name="T40_171"><text:s/></text:span><text:span text:style-name="T40_172">being</text:span><text:span text:style-name="T40_173"><text:s/></text:span><text:span text:style-name="T40_174">another</text:span><text:span text:style-name="T40_175"><text:s/></text:span><text:span text:style-name="T40_176">function</text:span><text:span text:style-name="T40_177">.<text:s/></text:span><text:span text:style-name="T40_178">The</text:span><text:span text:style-name="T40_179"><text:s/></text:span><text:span text:style-name="T40_180">mailman</text:span><text:span text:style-name="T40_181"><text:s/></text:span><text:span text:style-name="T40_182">will</text:span><text:span text:style-name="T40_183"><text:s/></text:span><text:span text:style-name="T40_184">be</text:span><text:span text:style-name="T40_185"><text:s/></text:span><text:span text:style-name="T40_186">the</text:span><text:span text:style-name="T40_187"><text:s/></text:span><text:span text:style-name="T40_188">global</text:span><text:span text:style-name="T40_189"><text:s/></text:span><text:span text:style-name="T40_190">variable</text:span><text:span text:style-name="T40_191">.<text:s/></text:span><text:span text:style-name="T40_192">The</text:span><text:span text:style-name="T40_193"><text:s/></text:span><text:span text:style-name="T40_194">mailman</text:span><text:span text:style-name="T40_195"><text:s/></text:span><text:span text:style-name="T40_196">goes</text:span><text:span text:style-name="T40_197"><text:s/></text:span><text:span text:style-name="T40_198">to</text:span><text:span text:style-name="T40_199"><text:s/></text:span><text:span text:style-name="T40_200">both</text:span><text:span text:style-name="T40_201"><text:s/></text:span><text:span text:style-name="T40_202">streets</text:span><text:span text:style-name="T40_203"><text:s/></text:span><text:span text:style-name="T40_204">with</text:span><text:span text:style-name="T40_205"><text:s/></text:span><text:span text:style-name="T40_206">ease</text:span><text:span text:style-name="T40_207">,<text:s/></text:span><text:span text:style-name="T40_208">and</text:span><text:span text:style-name="T40_209"><text:s/></text:span><text:span text:style-name="T40_210">does</text:span><text:span text:style-name="T40_211"><text:s/></text:span><text:span text:style-name="T40_212">his</text:span><text:span text:style-name="T40_213"><text:s/></text:span><text:span text:style-name="T40_214">job</text:span><text:span text:style-name="T40_215">.<text:s/></text:span><text:span text:style-name="T40_216">I</text:span><text:span text:style-name="T40_217"><text:s/></text:span><text:span text:style-name="T40_218">will</text:span><text:span text:style-name="T40_219"><text:s/></text:span><text:span text:style-name="T40_220">use</text:span><text:span text:style-name="T40_221"><text:s/></text:span><text:span text:style-name="T40_222">the</text:span><text:span text:style-name="T40_223"><text:s/></text:span><text:span text:style-name="T40_224">same</text:span><text:span text:style-name="T40_225"><text:s/></text:span><text:span text:style-name="T40_226">example</text:span><text:span text:style-name="T40_227"><text:s/></text:span><text:span text:style-name="T40_228">code</text:span><text:span text:style-name="T40_229"><text:s/></text:span><text:span text:style-name="T40_230">as</text:span><text:span text:style-name="T40_231"><text:s/></text:span><text:span text:style-name="T40_232">above</text:span><text:span text:style-name="T40_233">,<text:s/></text:span><text:span text:style-name="T40_234">and</text:span><text:span text:style-name="T40_235"><text:s/></text:span><text:span text:style-name="T40_236">add</text:span><text:span text:style-name="T40_237"><text:s/></text:span><text:span text:style-name="T40_238">to</text:span><text:span text:style-name="T40_239"><text:s/></text:span><text:span text:style-name="T40_240">it</text:span><text:span text:style-name="T40_241">:</text:span></text:p>
      <text:p text:style-name="P41"/>
      <text:p text:style-name="P42"><text:span text:style-name="T42_1">#</text:span><text:span text:style-name="T42_2">include</text:span><text:span text:style-name="T42_3"><text:s/>&lt;</text:span><text:span text:style-name="T42_4">iostream</text:span><text:span text:style-name="T42_5">&gt;</text:span></text:p>
      <text:p text:style-name="P43"><text:span text:style-name="T43_1"><text:tab/>#</text:span><text:span text:style-name="T43_2">include</text:span><text:span text:style-name="T43_3"><text:s/>&lt;</text:span><text:span text:style-name="T43_4">cstdlib</text:span><text:span text:style-name="T43_5">&gt;</text:span></text:p>
      <text:p text:style-name="P44"/>
      <text:p text:style-name="P45"><text:span text:style-name="T45_1">using</text:span><text:span text:style-name="T45_2"><text:s/></text:span><text:span text:style-name="T45_3">namespace</text:span><text:span text:style-name="T45_4"><text:s/></text:span><text:span text:style-name="T45_5">std</text:span><text:span text:style-name="T45_6">;</text:span></text:p>
      <text:p text:style-name="P46"/>
      <text:p text:style-name="P47"><text:span text:style-name="T47_1">int</text:span><text:span text:style-name="T47_2"><text:s/></text:span><text:span text:style-name="T47_3">games</text:span><text:span text:style-name="T47_4"><text:s/>=<text:s/>10;</text:span></text:p>
      <text:p text:style-name="P48"><text:span text:style-name="T48_1">void</text:span><text:span text:style-name="T48_2"><text:s/></text:span><text:span text:style-name="T48_3">my</text:span><text:span text:style-name="T48_4">_</text:span><text:span text:style-name="T48_5">games</text:span><text:span text:style-name="T48_6">();</text:span></text:p>
      <text:p text:style-name="P49"><text:span text:style-name="T49_1">void</text:span><text:span text:style-name="T49_2"><text:s/></text:span><text:span text:style-name="T49_3">their</text:span><text:span text:style-name="T49_4">_</text:span><text:span text:style-name="T49_5">games</text:span><text:span text:style-name="T49_6">();</text:span></text:p>
      <text:p text:style-name="P50"/>
      <text:p text:style-name="P51"><text:span text:style-name="T51_1">int</text:span><text:span text:style-name="T51_2"><text:s/></text:span><text:span text:style-name="T51_3">main</text:span><text:span text:style-name="T51_4">()</text:span></text:p>
      <text:p text:style-name="P52"/>
      <text:p text:style-name="P53"><text:span text:style-name="T53_1">{</text:span></text:p>
      <text:p text:style-name="P54"><text:span text:style-name="T54_1"><text:tab/><text:tab/></text:span><text:span text:style-name="T54_2">my</text:span><text:span text:style-name="T54_3">_</text:span><text:span text:style-name="T54_4">games</text:span><text:span text:style-name="T54_5">();</text:span></text:p>
      <text:p text:style-name="P55"><text:span text:style-name="T55_1"><text:tab/><text:tab/></text:span><text:span text:style-name="T55_2">their</text:span><text:span text:style-name="T55_3">_</text:span><text:span text:style-name="T55_4">games</text:span><text:span text:style-name="T55_5">();</text:span></text:p>
      <text:p text:style-name="P56"/>
      <text:p text:style-name="P57"><text:span text:style-name="T57_1"><text:tab/><text:tab/></text:span><text:span text:style-name="T57_2">return</text:span><text:span text:style-name="T57_3"><text:s/>0;</text:span></text:p>
      <text:p text:style-name="P58"><text:span text:style-name="T58_1">}</text:span></text:p>
      <text:p text:style-name="P59"/>
      <text:p text:style-name="P60"><text:span text:style-name="T60_1">void</text:span><text:span text:style-name="T60_2"><text:s/></text:span><text:span text:style-name="T60_3">my</text:span><text:span text:style-name="T60_4">_</text:span><text:span text:style-name="T60_5">games</text:span><text:span text:style-name="T60_6">()</text:span></text:p>
      <text:p text:style-name="P61"><text:span text:style-name="T61_1">{</text:span></text:p>
      <text:p text:style-name="P62"/>
      <text:p text:style-name="P63"><text:span text:style-name="T63_1"><text:tab/><text:tab/></text:span><text:span text:style-name="T63_2">cout</text:span><text:span text:style-name="T63_3"><text:s/>&lt;&lt;<text:s/></text:span><text:span text:style-name="T63_4">games</text:span><text:span text:style-name="T63_5"><text:s/>&lt;&lt;<text:s/></text:span><text:span text:style-name="T63_6">endl</text:span><text:span text:style-name="T63_7">;</text:span></text:p>
      <text:p text:style-name="P64"><text:span text:style-name="T64_1">}</text:span></text:p>
      <text:p text:style-name="P65"/>
      <text:p text:style-name="P66"/>
      <text:p text:style-name="P67"><text:span text:style-name="T67_1">void</text:span><text:span text:style-name="T67_2"><text:s/></text:span><text:span text:style-name="T67_3">their</text:span><text:span text:style-name="T67_4">_</text:span><text:span text:style-name="T67_5">games</text:span><text:span text:style-name="T67_6">()</text:span></text:p>
      <text:p text:style-name="P68"><text:span text:style-name="T68_1">{</text:span></text:p>
      <text:p text:style-name="P69"><text:span text:style-name="T69_1"><text:tab/></text:span><text:span text:style-name="T69_2">cout</text:span><text:span text:style-name="T69_3"><text:s/>&lt;&lt;<text:s/></text:span><text:span text:style-name="T69_4">games</text:span><text:span text:style-name="T69_5"><text:s/>&lt;&lt;<text:s/></text:span><text:span text:style-name="T69_6">endl</text:span><text:span text:style-name="T69_7">;</text:span></text:p>
      <text:p text:style-name="P70"><text:span text:style-name="T70_1">}</text:span></text:p>
      <text:p text:style-name="P71"/>
      <text:p text:style-name="P72"/>
      <text:p text:style-name="P73"><text:span text:style-name="T73_1">In</text:span><text:span text:style-name="T73_2"><text:s/></text:span><text:span text:style-name="T73_3">both</text:span><text:span text:style-name="T73_4"><text:s/></text:span><text:span text:style-name="T73_5">functions</text:span><text:span text:style-name="T73_6"><text:s/></text:span><text:span text:style-name="T73_7">the</text:span><text:span text:style-name="T73_8"><text:s/></text:span><text:span text:style-name="T73_9">integer</text:span><text:span text:style-name="T73_10"><text:s/></text:span><text:span text:style-name="T73_11">ten</text:span><text:span text:style-name="T73_12"><text:s/></text:span><text:span text:style-name="T73_13">will</text:span><text:span text:style-name="T73_14"><text:s/></text:span><text:span text:style-name="T73_15">be</text:span><text:span text:style-name="T73_16"><text:s/></text:span><text:span text:style-name="T73_17">outputted</text:span><text:span text:style-name="T73_18">.<text:s/></text:span></text:p>
      <text:p text:style-name="P74"/>
      <text:p text:style-name="P75"/>
      <table:table table:style-name="Table1">
        <table:table-column table:style-name="Column1"/>
        <table:table-row table:style-name="Row1">
          <table:table-cell table:style-name="Cell1">
            <text:p text:style-name="P76"><text:span text:style-name="T76_1">10</text:span></text:p>
            <text:p text:style-name="P77"><text:span text:style-name="T77_1">10</text:span></text:p>
          </table:table-cell>
        </table:table-row>
      </table:table>
      <text:p text:style-name="P78"/>
      <text:p text:style-name="P79"/>
      <text:p text:style-name="P80"><text:span text:style-name="T80_1">To</text:span><text:span text:style-name="T80_2"><text:s/></text:span><text:span text:style-name="T80_3">sum</text:span><text:span text:style-name="T80_4"><text:s/></text:span><text:span text:style-name="T80_5">it</text:span><text:span text:style-name="T80_6"><text:s/></text:span><text:span text:style-name="T80_7">up</text:span><text:span text:style-name="T80_8">:</text:span></text:p>
      <table:table table:style-name="Table2">
        <table:table-column table:style-name="Column2"/>
        <table:table-column table:style-name="Column3"/>
        <table:table-row table:style-name="Row2">
          <table:table-cell table:style-name="Cell2">
            <text:p text:style-name="P81"><text:span text:style-name="T81_1">Local</text:span></text:p>
          </table:table-cell>
          <table:table-cell table:style-name="Cell3">
            <text:p text:style-name="P82"><text:span text:style-name="T82_1">Variables</text:span><text:span text:style-name="T82_2"><text:s/></text:span><text:span text:style-name="T82_3">that</text:span><text:span text:style-name="T82_4"><text:s/></text:span><text:span text:style-name="T82_5">work</text:span><text:span text:style-name="T82_6"><text:s/></text:span><text:span text:style-name="T82_7">only</text:span><text:span text:style-name="T82_8"><text:s/></text:span><text:span text:style-name="T82_9">with</text:span><text:span text:style-name="T82_10"><text:s/></text:span><text:span text:style-name="T82_11">a</text:span><text:span text:style-name="T82_12"><text:s/></text:span><text:span text:style-name="T82_13">block</text:span><text:span text:style-name="T82_14"><text:s/></text:span><text:span text:style-name="T82_15">of</text:span><text:span text:style-name="T82_16"><text:s/></text:span><text:span text:style-name="T82_17">code</text:span><text:span text:style-name="T82_18"><text:s/></text:span><text:span text:style-name="T82_19">that</text:span><text:span text:style-name="T82_20"><text:s/></text:span><text:span text:style-name="T82_21">it</text:span><text:span text:style-name="T82_22"><text:s/></text:span><text:span text:style-name="T82_23">is</text:span><text:span text:style-name="T82_24"><text:s/></text:span><text:span text:style-name="T82_25">declared</text:span><text:span text:style-name="T82_26"><text:s/></text:span><text:span text:style-name="T82_27">in</text:span><text:span text:style-name="T82_28">.</text:span></text:p>
          </table:table-cell>
        </table:table-row>
        <table:table-row table:style-name="Row3">
          <table:table-cell table:style-name="Cell4">
            <text:p text:style-name="P83"><text:span text:style-name="T83_1">Global</text:span></text:p>
          </table:table-cell>
          <table:table-cell table:style-name="Cell5">
            <text:p text:style-name="P84"><text:span text:style-name="T84_1">Variables</text:span><text:span text:style-name="T84_2"><text:s/></text:span><text:span text:style-name="T84_3">that</text:span><text:span text:style-name="T84_4"><text:s/></text:span><text:span text:style-name="T84_5">are</text:span><text:span text:style-name="T84_6"><text:s/></text:span><text:span text:style-name="T84_7">static</text:span><text:span text:style-name="T84_8">,<text:s/></text:span><text:span text:style-name="T84_9">but</text:span><text:span text:style-name="T84_10"><text:s/></text:span><text:span text:style-name="T84_11">declared</text:span><text:span text:style-name="T84_12"><text:s/></text:span><text:span text:style-name="T84_13">outside</text:span><text:span text:style-name="T84_14"><text:s/></text:span><text:span text:style-name="T84_15">the</text:span><text:span text:style-name="T84_16"><text:s/></text:span><text:span text:style-name="T84_17">main</text:span><text:span text:style-name="T84_18">.<text:s/></text:span><text:span text:style-name="T84_19">The</text:span><text:span text:style-name="T84_20"><text:s/></text:span><text:span text:style-name="T84_21">whole</text:span><text:span text:style-name="T84_22"><text:s/></text:span><text:span text:style-name="T84_23">program</text:span><text:span text:style-name="T84_24"><text:s/></text:span><text:span text:style-name="T84_25">can</text:span><text:span text:style-name="T84_26"><text:s/></text:span><text:span text:style-name="T84_27">use</text:span><text:span text:style-name="T84_28"><text:s/></text:span><text:span text:style-name="T84_29">this</text:span><text:span text:style-name="T84_30"><text:s/></text:span><text:span text:style-name="T84_31">variable</text:span><text:span text:style-name="T84_32"><text:s/></text:span><text:span text:style-name="T84_33">from</text:span><text:span text:style-name="T84_34"><text:s/></text:span><text:span text:style-name="T84_35">start</text:span><text:span text:style-name="T84_36"><text:s/></text:span><text:span text:style-name="T84_37">to</text:span><text:span text:style-name="T84_38"><text:s/></text:span><text:span text:style-name="T84_39">finish</text:span><text:span text:style-name="T84_40">.</text:span></text:p>
          </table:table-cell>
        </table:table-row>
      </table:table>
      <text:p text:style-name="P85"/>
      <text:p text:style-name="P86"><text:span text:style-name="T86_1"><text:tab/></text:span></text:p>
      <text:p text:style-name="P87"><text:span text:style-name="T87_1">These</text:span><text:span text:style-name="T87_2"><text:s/></text:span><text:span text:style-name="T87_3">two</text:span><text:span text:style-name="T87_4"><text:s/></text:span><text:span text:style-name="T87_5">variables</text:span><text:span text:style-name="T87_6"><text:s/></text:span><text:span text:style-name="T87_7">have</text:span><text:span text:style-name="T87_8"><text:s/></text:span><text:span text:style-name="T87_9">a</text:span><text:span text:style-name="T87_10"><text:s/></text:span><text:span text:style-name="T87_11">scope</text:span><text:span text:style-name="T87_12">.<text:s/></text:span><text:span text:style-name="T87_13">You</text:span><text:span text:style-name="T87_14"><text:s/></text:span><text:span text:style-name="T87_15">can</text:span><text:span text:style-name="T87_16"><text:s/></text:span><text:span text:style-name="T87_17">use</text:span><text:span text:style-name="T87_18"><text:s/></text:span><text:span text:style-name="T87_19">an</text:span><text:span text:style-name="T87_20"><text:s/></text:span><text:span text:style-name="T87_21">actual</text:span><text:span text:style-name="T87_22"><text:s/></text:span><text:span text:style-name="T87_23">scope</text:span><text:span text:style-name="T87_24"><text:s/></text:span><text:span text:style-name="T87_25">for</text:span><text:span text:style-name="T87_26"><text:s/></text:span><text:span text:style-name="T87_27">an</text:span><text:span text:style-name="T87_28"><text:s/></text:span><text:span text:style-name="T87_29">analogy</text:span><text:span text:style-name="T87_30">.<text:s/></text:span><text:span text:style-name="T87_31">A</text:span><text:span text:style-name="T87_32"><text:s/></text:span><text:span text:style-name="T87_33">scope</text:span><text:span text:style-name="T87_34"><text:s/></text:span><text:span text:style-name="T87_35">can</text:span><text:span text:style-name="T87_36"><text:s/></text:span><text:span text:style-name="T87_37">only</text:span><text:span text:style-name="T87_38"><text:s/></text:span><text:span text:style-name="T87_39">let</text:span><text:span text:style-name="T87_40"><text:s/></text:span><text:span text:style-name="T87_41">you</text:span><text:span text:style-name="T87_42"><text:s/></text:span><text:span text:style-name="T87_43">see</text:span><text:span text:style-name="T87_44"><text:s/></text:span><text:span text:style-name="T87_45">so</text:span><text:span text:style-name="T87_46"><text:s/></text:span><text:span text:style-name="T87_47">far</text:span><text:span text:style-name="T87_48">.<text:s/></text:span><text:span text:style-name="T87_49">You</text:span><text:span text:style-name="T87_50"><text:s/></text:span><text:span text:style-name="T87_51">can</text:span><text:span text:style-name="T87_52"><text:s/></text:span><text:span text:style-name="T87_53">only</text:span><text:span text:style-name="T87_54"><text:s/></text:span><text:span text:style-name="T87_55">do</text:span><text:span text:style-name="T87_56"><text:s/></text:span><text:span text:style-name="T87_57">so</text:span><text:span text:style-name="T87_58"><text:s/></text:span><text:span text:style-name="T87_59">much</text:span><text:span text:style-name="T87_60">,<text:s/></text:span><text:span text:style-name="T87_61">or</text:span><text:span text:style-name="T87_62"><text:s/></text:span><text:span text:style-name="T87_63">see</text:span><text:span text:style-name="T87_64"><text:s/></text:span><text:span text:style-name="T87_65">so</text:span><text:span text:style-name="T87_66"><text:s/></text:span><text:span text:style-name="T87_67">much</text:span><text:span text:style-name="T87_68"><text:s/></text:span><text:span text:style-name="T87_69">with</text:span><text:span text:style-name="T87_70"><text:s/></text:span><text:span text:style-name="T87_71">that</text:span><text:span text:style-name="T87_72"><text:s/></text:span><text:span text:style-name="T87_73">specific</text:span><text:span text:style-name="T87_74"><text:s/></text:span><text:span text:style-name="T87_75">scope</text:span><text:span text:style-name="T87_76">.<text:s/></text:span><text:span text:style-name="T87_77">In</text:span><text:span text:style-name="T87_78"><text:s/></text:span><text:span text:style-name="T87_79">other</text:span><text:span text:style-name="T87_80"><text:s/></text:span><text:span text:style-name="T87_81">words</text:span><text:span text:style-name="T87_82"><text:s/></text:span><text:span text:style-name="T87_83">the</text:span><text:span text:style-name="T87_84"><text:s/></text:span><text:span text:style-name="T87_85">scope</text:span><text:span text:style-name="T87_86"><text:s/></text:span><text:span text:style-name="T87_87">of</text:span><text:span text:style-name="T87_88"><text:s/></text:span><text:span text:style-name="T87_89">a</text:span><text:span text:style-name="T87_90"><text:s/></text:span><text:span text:style-name="T87_91">local</text:span><text:span text:style-name="T87_92"><text:s/></text:span><text:span text:style-name="T87_93">variable</text:span><text:span text:style-name="T87_94"><text:s/></text:span><text:span text:style-name="T87_95">is</text:span><text:span text:style-name="T87_96"><text:s/></text:span><text:span text:style-name="T87_97">the</text:span><text:span text:style-name="T87_98"><text:s/></text:span><text:span text:style-name="T87_99">block</text:span><text:span text:style-name="T87_100"><text:s/></text:span><text:span text:style-name="T87_101">of</text:span><text:span text:style-name="T87_102"><text:s/></text:span><text:span text:style-name="T87_103">code</text:span><text:span text:style-name="T87_104"><text:s/></text:span><text:span text:style-name="T87_105">it</text:span><text:span text:style-name="T87_106"><text:s/></text:span><text:span text:style-name="T87_107">is</text:span><text:span text:style-name="T87_108"><text:s/></text:span><text:span text:style-name="T87_109">declared</text:span><text:span text:style-name="T87_110"><text:s/></text:span><text:span text:style-name="T87_111">in</text:span><text:span text:style-name="T87_112">.<text:s/></text:span><text:span text:style-name="T87_113">The</text:span><text:span text:style-name="T87_114"><text:s/></text:span><text:span text:style-name="T87_115">scope</text:span><text:span text:style-name="T87_116"><text:s/></text:span><text:span text:style-name="T87_117">of</text:span><text:span text:style-name="T87_118"><text:s/></text:span><text:span text:style-name="T87_119">a</text:span><text:span text:style-name="T87_120"><text:s/></text:span><text:span text:style-name="T87_121">local</text:span><text:span text:style-name="T87_122"><text:s/></text:span><text:span text:style-name="T87_123">variable</text:span><text:span text:style-name="T87_124"><text:s/></text:span><text:span text:style-name="T87_125">within</text:span><text:span text:style-name="T87_126"><text:s/></text:span><text:span text:style-name="T87_127">a</text:span><text:span text:style-name="T87_128"><text:s/></text:span><text:span text:style-name="T87_129">function</text:span><text:span text:style-name="T87_130">,<text:s/></text:span><text:span text:style-name="T87_131">is</text:span><text:span text:style-name="T87_132"><text:s/></text:span><text:span text:style-name="T87_133">that</text:span><text:span text:style-name="T87_134"><text:s/></text:span><text:span text:style-name="T87_135">function</text:span><text:span text:style-name="T87_136">.<text:s/></text:span><text:span text:style-name="T87_137">A</text:span><text:span text:style-name="T87_138"><text:s/></text:span><text:span text:style-name="T87_139">scope</text:span><text:span text:style-name="T87_140"><text:s/></text:span><text:span text:style-name="T87_141">of</text:span><text:span text:style-name="T87_142"><text:s/></text:span><text:span text:style-name="T87_143">a</text:span><text:span text:style-name="T87_144"><text:s/></text:span><text:span text:style-name="T87_145">global</text:span><text:span text:style-name="T87_146"><text:s/></text:span><text:span text:style-name="T87_147">and</text:span><text:span text:style-name="T87_148"><text:s/></text:span><text:span text:style-name="T87_149">static</text:span><text:span text:style-name="T87_150"><text:s/></text:span><text:span text:style-name="T87_151">variable</text:span><text:span text:style-name="T87_152"><text:s/></text:span><text:span text:style-name="T87_153">is</text:span><text:span text:style-name="T87_154"><text:s/></text:span><text:span text:style-name="T87_155">the</text:span><text:span text:style-name="T87_156"><text:s/></text:span><text:span text:style-name="T87_157">whole</text:span><text:span text:style-name="T87_158"><text:s/></text:span><text:span text:style-name="T87_159">program</text:span><text:span text:style-name="T87_160">.</text:span></text:p>
      <text:p text:style-name="P88"/>
      <text:p text:style-name="P89"><text:span text:style-name="T89_1">Variables</text:span><text:span text:style-name="T89_2"><text:s/></text:span><text:span text:style-name="T89_3">also</text:span><text:span text:style-name="T89_4"><text:s/></text:span><text:span text:style-name="T89_5">have</text:span><text:span text:style-name="T89_6"><text:s/></text:span><text:span text:style-name="T89_7">a</text:span><text:span text:style-name="T89_8"><text:s/></text:span><text:span text:style-name="T89_9">lifetime</text:span><text:span text:style-name="T89_10">.<text:s/></text:span><text:span text:style-name="T89_11">When</text:span><text:span text:style-name="T89_12"><text:s/></text:span><text:span text:style-name="T89_13">a</text:span><text:span text:style-name="T89_14"><text:s/></text:span><text:span text:style-name="T89_15">variable</text:span><text:span text:style-name="T89_16"><text:s/></text:span><text:span text:style-name="T89_17">is</text:span><text:span text:style-name="T89_18"><text:s/></text:span><text:span text:style-name="T89_19">declared</text:span><text:span text:style-name="T89_20">,<text:s/></text:span><text:span text:style-name="T89_21">its</text:span><text:span text:style-name="T89_22"><text:s/></text:span><text:span text:style-name="T89_23">lifetime</text:span><text:span text:style-name="T89_24"><text:s/></text:span><text:span text:style-name="T89_25">begins</text:span><text:span text:style-name="T89_26">.<text:s/></text:span><text:span text:style-name="T89_27">When</text:span><text:span text:style-name="T89_28"><text:s/></text:span><text:span text:style-name="T89_29">the</text:span><text:span text:style-name="T89_30"><text:s/></text:span><text:span text:style-name="T89_31">block</text:span><text:span text:style-name="T89_32"><text:s/></text:span><text:span text:style-name="T89_33">of</text:span><text:span text:style-name="T89_34"><text:s/></text:span><text:span text:style-name="T89_35">code</text:span><text:span text:style-name="T89_36"><text:s/></text:span><text:span text:style-name="T89_37">related</text:span><text:span text:style-name="T89_38"><text:s/></text:span><text:span text:style-name="T89_39">to</text:span><text:span text:style-name="T89_40"><text:s/></text:span><text:span text:style-name="T89_41">it</text:span><text:span text:style-name="T89_42"><text:s/></text:span><text:span text:style-name="T89_43">ends</text:span><text:span text:style-name="T89_44">,<text:s/></text:span><text:span text:style-name="T89_45">or</text:span><text:span text:style-name="T89_46"><text:s/></text:span><text:span text:style-name="T89_47">is</text:span><text:span text:style-name="T89_48"><text:s/></text:span><text:span text:style-name="T89_49">done</text:span><text:span text:style-name="T89_50"><text:s/></text:span><text:span text:style-name="T89_51">being</text:span><text:span text:style-name="T89_52"><text:s/></text:span><text:span text:style-name="T89_53">used</text:span><text:span text:style-name="T89_54">,<text:s/></text:span><text:span text:style-name="T89_55">that</text:span><text:span text:style-name="T89_56"><text:s/></text:span><text:span text:style-name="T89_57">variable</text:span><text:span text:style-name="T89_58"><text:s/></text:span><text:span text:style-name="T89_59">is</text:span><text:span text:style-name="T89_60"><text:s/></text:span><text:span text:style-name="T89_61">no</text:span><text:span text:style-name="T89_62"><text:s/></text:span><text:span text:style-name="T89_63">longer</text:span><text:span text:style-name="T89_64"><text:s/></text:span><text:span text:style-name="T89_65">in</text:span><text:span text:style-name="T89_66"><text:s/></text:span><text:span text:style-name="T89_67">memory</text:span><text:span text:style-name="T89_68">.<text:s/></text:span><text:span text:style-name="T89_69">So</text:span><text:span text:style-name="T89_70">,<text:s/></text:span><text:span text:style-name="T89_71">local</text:span><text:span text:style-name="T89_72"><text:s/></text:span><text:span text:style-name="T89_73">variables</text:span><text:span text:style-name="T89_74"><text:s/></text:span><text:span text:style-name="T89_75">end</text:span><text:span text:style-name="T89_76"><text:s/></text:span><text:span text:style-name="T89_77">when</text:span><text:span text:style-name="T89_78"><text:s/></text:span><text:span text:style-name="T89_79">the</text:span><text:span text:style-name="T89_80"><text:s/></text:span><text:span text:style-name="T89_81">code</text:span><text:span text:style-name="T89_82"><text:s/></text:span><text:span text:style-name="T89_83">they</text:span><text:span text:style-name="T89_84"><text:s/></text:span><text:span text:style-name="T89_85">are</text:span><text:span text:style-name="T89_86"><text:s/></text:span><text:span text:style-name="T89_87">local</text:span><text:span text:style-name="T89_88"><text:s/></text:span><text:span text:style-name="T89_89">to</text:span><text:span text:style-name="T89_90"><text:s/></text:span><text:span text:style-name="T89_91">ends</text:span><text:span text:style-name="T89_92">.<text:s/></text:span><text:span text:style-name="T89_93">Global</text:span><text:span text:style-name="T89_94"><text:s/></text:span><text:span text:style-name="T89_95">and</text:span><text:span text:style-name="T89_96"><text:s/></text:span><text:span text:style-name="T89_97">static</text:span><text:span text:style-name="T89_98"><text:s/></text:span><text:span text:style-name="T89_99">variables</text:span><text:span text:style-name="T89_100"><text:s/></text:span><text:span text:style-name="T89_101">end</text:span><text:span text:style-name="T89_102"><text:s/></text:span><text:span text:style-name="T89_103">when</text:span><text:span text:style-name="T89_104"><text:s/></text:span><text:span text:style-name="T89_105">the</text:span><text:span text:style-name="T89_106"><text:s/></text:span><text:span text:style-name="T89_107">whole</text:span><text:span text:style-name="T89_108"><text:s/></text:span><text:span text:style-name="T89_109">program</text:span><text:span text:style-name="T89_110"><text:s/></text:span><text:span text:style-name="T89_111">ends</text:span><text:span text:style-name="T89_112">.</text:span></text:p>
      <text:p text:style-name="P90"/>
      <text:p text:style-name="P91"/>
      <text:p text:style-name="P92"/>
      <text:p text:style-name="P9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